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4055in"/>
    </style:style>
    <style:style style:name="co20" style:family="table-column">
      <style:table-column-properties fo:break-before="auto" style:column-width="1.5957in"/>
    </style:style>
    <style:style style:name="co21" style:family="table-column">
      <style:table-column-properties fo:break-before="auto" style:column-width="1.4528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0.8425in"/>
    </style:style>
    <style:style style:name="co27" style:family="table-column">
      <style:table-column-properties fo:break-before="auto" style:column-width="1.0638in"/>
    </style:style>
    <style:style style:name="co28" style:family="table-column">
      <style:table-column-properties fo:break-before="auto" style:column-width="1.1409in"/>
    </style:style>
    <style:style style:name="co29" style:family="table-column">
      <style:table-column-properties fo:break-before="auto" style:column-width="1.3398in"/>
    </style:style>
    <style:style style:name="co30" style:family="table-column">
      <style:table-column-properties fo:break-before="auto" style:column-width="1.2173in"/>
    </style:style>
    <style:style style:name="co31" style:family="table-column">
      <style:table-column-properties fo:break-before="auto" style:column-width="1.4654in"/>
    </style:style>
    <style:style style:name="co32" style:family="table-column">
      <style:table-column-properties fo:break-before="auto" style:column-width="1.0508in"/>
    </style:style>
    <style:style style:name="co33" style:family="table-column">
      <style:table-column-properties fo:break-before="auto" style:column-width="0.9409in"/>
    </style:style>
    <style:style style:name="co34" style:family="table-column">
      <style:table-column-properties fo:break-before="auto" style:column-width="1.3693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489in"/>
    </style:style>
    <style:style style:name="co37" style:family="table-column">
      <style:table-column-properties fo:break-before="auto" style:column-width="1.8937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3654in"/>
    </style:style>
    <style:style style:name="co40" style:family="table-column">
      <style:table-column-properties fo:break-before="auto" style:column-width="1.1283in"/>
    </style:style>
    <style:style style:name="co41" style:family="table-column">
      <style:table-column-properties fo:break-before="auto" style:column-width="1.7264in"/>
    </style:style>
    <style:style style:name="co42" style:family="table-column">
      <style:table-column-properties fo:break-before="auto" style:column-width="1.9299in"/>
    </style:style>
    <style:style style:name="co43" style:family="table-column">
      <style:table-column-properties fo:break-before="auto" style:column-width="1.6811in"/>
    </style:style>
    <style:style style:name="co44" style:family="table-column">
      <style:table-column-properties fo:break-before="auto" style:column-width="0.948in"/>
    </style:style>
    <style:style style:name="co45" style:family="table-column">
      <style:table-column-properties fo:break-before="auto" style:column-width="2.3693in"/>
    </style:style>
    <style:style style:name="co46" style:family="table-column">
      <style:table-column-properties fo:break-before="auto" style:column-width="1.1472in"/>
    </style:style>
    <style:style style:name="co47" style:family="table-column">
      <style:table-column-properties fo:break-before="auto" style:column-width="1.0827in"/>
    </style:style>
    <style:style style:name="co48" style:family="table-column">
      <style:table-column-properties fo:break-before="auto" style:column-width="1.2429in"/>
    </style:style>
    <style:style style:name="co49" style:family="table-column">
      <style:table-column-properties fo:break-before="auto" style:column-width="1.3075in"/>
    </style:style>
    <style:style style:name="co50" style:family="table-column">
      <style:table-column-properties fo:break-before="auto" style:column-width="1.0929in"/>
    </style:style>
    <style:style style:name="co51" style:family="table-column">
      <style:table-column-properties fo:break-before="auto" style:column-width="1.1362in"/>
    </style:style>
    <style:style style:name="co52" style:family="table-column">
      <style:table-column-properties fo:break-before="auto" style:column-width="1.372in"/>
    </style:style>
    <style:style style:name="co53" style:family="table-column">
      <style:table-column-properties fo:break-before="auto" style:column-width="1.2598in"/>
    </style:style>
    <style:style style:name="co54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55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39in" fo:break-before="auto" style:use-optimal-row-height="true"/>
    </style:style>
    <style:style style:name="ro13" style:family="table-row">
      <style:table-row-properties style:row-height="1.3354in" fo:break-before="auto" style:use-optimal-row-height="false"/>
    </style:style>
    <style:style style:name="ro14" style:family="table-row">
      <style:table-row-properties style:row-height="0.4035in" fo:break-before="auto" style:use-optimal-row-height="false"/>
    </style:style>
    <style:style style:name="ro15" style:family="table-row">
      <style:table-row-properties style:row-height="2.0591in" fo:break-before="auto" style:use-optimal-row-height="false"/>
    </style:style>
    <style:style style:name="ro16" style:family="table-row">
      <style:table-row-properties style:row-height="0.2173in" fo:break-before="auto" style:use-optimal-row-height="false"/>
    </style:style>
    <style:style style:name="ro17" style:family="table-row">
      <style:table-row-properties style:row-height="0.2382in" fo:break-before="auto" style:use-optimal-row-height="false"/>
    </style:style>
    <style:style style:name="ro18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e8a202" fo:border="0.06pt solid #000000"/>
    </style:style>
    <style:style style:name="ce23" style:family="table-cell" style:parent-style-name="Default">
      <style:table-cell-properties fo:background-color="#ffffd7" fo:border="0.06pt solid #000000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729fcf" fo:border="0.06pt solid #000000"/>
    </style:style>
    <style:style style:name="ce25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1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3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bbe33d" fo:border="0.06pt solid #000000"/>
    </style:style>
    <style:style style:name="ce3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3" style:family="table-cell" style:parent-style-name="Default">
      <style:table-cell-properties fo:background-color="#ff0000" fo:border="0.06pt solid #000000"/>
    </style:style>
    <style:style style:name="ce44" style:family="table-cell" style:parent-style-name="Default">
      <style:table-cell-properties fo:background-color="#ff0000" fo:border="0.06pt solid #000000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  <style:text-properties fo:color="#000000"/>
    </style:style>
    <style:style style:name="ce6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ff972f" fo:border="0.06pt solid #000000"/>
    </style:style>
    <style:style style:name="ce6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75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76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77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103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82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4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148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49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7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5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1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137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60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19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9" table:default-cell-style-name="ce9"/>
        <table:table-column table:style-name="co4" table:default-cell-style-name="ce44"/>
        <table:table-column table:style-name="co2" table:number-columns-repeated="7" table:default-cell-style-name="ce9"/>
        <table:table-column table:style-name="co4" table:default-cell-style-name="ce57"/>
        <table:table-column table:style-name="co2" table:number-columns-repeated="990" table:default-cell-style-name="ce9"/>
        <table:table-row table:style-name="ro1">
          <table:table-cell table:style-name="ce1" office:value-type="string" calcext:value-type="string" table:number-columns-spanned="20" table:number-rows-spanned="1">
            <text:p>GLOBAL_PORT</text:p>
          </table:table-cell>
          <table:covered-table-cell table:style-name="ce3"/>
          <table:covered-table-cell table:number-columns-repeated="10" table:style-name="ce8"/>
          <table:covered-table-cell table:style-name="ce53"/>
          <table:covered-table-cell table:style-name="ce59"/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Default"/>
          <table:table-cell table:style-name="ce3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8"/>
          <table:table-cell/>
          <table:table-cell table:style-name="ce59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64"/>
          <table:covered-table-cell table:number-columns-repeated="4" table:style-name="ce8"/>
          <table:table-cell table:number-columns-repeated="991"/>
        </table:table-row>
        <table:table-row table:style-name="ro1">
          <table:table-cell table:style-name="ce3"/>
          <table:table-cell table:style-name="ce3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8"/>
          <table:table-cell/>
          <table:table-cell table:style-name="ce60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60"/>
          <table:table-cell table:style-name="ce65" office:value-type="string" calcext:value-type="string" table:number-columns-spanned="2" table:number-rows-spanned="1">
            <text:p>output control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Variable</text:p>
          </table:table-cell>
          <table:table-cell table:style-name="ce6" office:value-type="string" calcext:value-type="string">
            <text:p>instruction</text:p>
          </table:table-cell>
          <table:table-cell table:style-name="ce24" office:value-type="string" calcext:value-type="string">
            <text:p>instruction operation</text:p>
          </table:table-cell>
          <table:table-cell table:style-name="ce28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31"/>
          <table:table-cell table:style-name="ce17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8"/>
          <table:table-cell table:style-name="ce37" office:value-type="string" calcext:value-type="string" table:number-columns-spanned="2" table:number-rows-spanned="1">
            <text:p>pure_data (data)</text:p>
          </table:table-cell>
          <table:covered-table-cell table:style-name="ce39"/>
          <table:table-cell/>
          <table:table-cell table:style-name="ce60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60"/>
          <table:table-cell table:style-name="ce60" office:value-type="string" calcext:value-type="string" table:number-columns-spanned="2" table:number-rows-spanned="1">
            <text:p>input control flow</text:p>
          </table:table-cell>
          <table:covered-table-cell table:style-name="ce60"/>
          <table:table-cell table:style-name="ce65" office:value-type="string" calcext:value-type="string" table:number-columns-spanned="2" table:number-rows-spanned="1">
            <text:p>output control block</text:p>
          </table:table-cell>
          <table:covered-table-cell table:style-name="ce8"/>
          <table:table-cell table:number-columns-repeated="991"/>
        </table:table-row>
        <table:table-row table:style-name="ro1">
          <table:table-cell table:style-name="ce22" office:value-type="string" calcext:value-type="string">
            <text:p>Block</text:p>
          </table:table-cell>
          <table:table-cell table:style-name="ce7" office:value-type="string" calcext:value-type="string">
            <text:p>INST</text:p>
          </table:table-cell>
          <table:table-cell table:style-name="ce25" office:value-type="string" calcext:value-type="string">
            <text:p>Micro-op</text:p>
          </table:table-cell>
          <table:table-cell table:style-name="ce29" office:value-type="string" calcext:value-type="string">
            <text:p>RD</text:p>
          </table:table-cell>
          <table:table-cell table:style-name="ce32" office:value-type="string" calcext:value-type="string">
            <text:p>RS</text:p>
          </table:table-cell>
          <table:table-cell table:style-name="ce32" office:value-type="string" calcext:value-type="string">
            <text:p>RT</text:p>
          </table:table-cell>
          <table:table-cell table:style-name="ce34" office:value-type="string" calcext:value-type="string">
            <text:p>RD</text:p>
          </table:table-cell>
          <table:table-cell table:style-name="ce36" office:value-type="string" calcext:value-type="string">
            <text:p>RS</text:p>
          </table:table-cell>
          <table:table-cell table:style-name="ce36" office:value-type="string" calcext:value-type="string">
            <text:p>RT</text:p>
          </table:table-cell>
          <table:table-cell table:style-name="ce36" office:value-type="string" calcext:value-type="string">
            <text:p>PC</text:p>
          </table:table-cell>
          <table:table-cell table:style-name="ce38" office:value-type="string" calcext:value-type="string">
            <text:p>IMM</text:p>
          </table:table-cell>
          <table:table-cell table:style-name="ce40" office:value-type="string" calcext:value-type="string">
            <text:p>SPEC</text:p>
          </table:table-cell>
          <table:table-cell/>
          <table:table-cell table:style-name="ce47" office:value-type="string" calcext:value-type="string">
            <text:p>STALL</text:p>
          </table:table-cell>
          <table:table-cell table:style-name="ce35" office:value-type="string" calcext:value-type="string">
            <text:p>CLEAR</text:p>
          </table:table-cell>
          <table:table-cell table:style-name="ce35" office:value-type="string" calcext:value-type="string">
            <text:p>ENABLE</text:p>
          </table:table-cell>
          <table:table-cell table:style-name="ce35" office:value-type="string" calcext:value-type="string">
            <text:p>BOOKING</text:p>
          </table:table-cell>
          <table:table-cell table:style-name="ce35" office:value-type="string" calcext:value-type="string">
            <text:p>SELECT</text:p>
          </table:table-cell>
          <table:table-cell table:style-name="ce35" office:value-type="string" calcext:value-type="string">
            <text:p>BUSY</text:p>
          </table:table-cell>
          <table:table-cell table:style-name="ce35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Decode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EX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6" office:value-type="boolean" office:boolean-value="true" calcext:value-type="boolean">
            <text:p>TRUE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5" table:style-name="ce30" office:value-type="boolean" office:boolean-value="true" calcext:value-type="boolean">
            <text:p>TRUE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U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0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servation station(LS)</text:p>
          </table:table-cell>
          <table:table-cell table:style-name="ce40" office:value-type="string" calcext:value-type="string">
            <text:p>-</text:p>
          </table:table-cell>
          <table:table-cell table:number-columns-repeated="4"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3" table:style-name="ce26" office:value-type="string" calcext:value-type="string">
            <text:p>-</text:p>
          </table:table-cell>
          <table:table-cell/>
          <table:table-cell table:number-columns-repeated="5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5"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47" office:value-type="string" calcext:value-type="string">
            <text:p>-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4" table:style-name="ce30" office:value-type="string" calcext:value-type="string">
            <text:p>-</text:p>
          </table:table-cell>
          <table:table-cell table:number-columns-repeated="2" table:style-name="ce30" office:value-type="boolean" office:boolean-value="true" calcext:value-type="boolean">
            <text:p>TRUE</text:p>
          </table:table-cell>
          <table:table-cell table:style-name="ce30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/>
          <table:table-cell table:number-columns-repeated="2" table:style-name="ce30" office:value-type="boolean" office:boolean-value="true" calcext:value-type="boolean">
            <text:p>TRUE</text:p>
          </table:table-cell>
          <table:table-cell table:number-columns-repeated="3" table:style-name="ce35" office:value-type="string" calcext:value-type="string">
            <text:p>-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5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ex(WBEX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un(WBUN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Write back LS(WBLS)</text:p>
          </table:table-cell>
          <table:table-cell table:style-name="ce40" office:value-type="string" calcext:value-type="string">
            <text:p>-</text:p>
          </table:table-cell>
          <table:table-cell table:number-columns-repeated="2"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3" table:style-name="ce40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2" table:style-name="ce40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Reorder</text:p>
          </table:table-cell>
          <table:table-cell table:number-columns-repeated="11" table:style-name="ce40" office:value-type="string" calcext:value-type="string">
            <text:p>-</text:p>
          </table:table-cell>
          <table:table-cell/>
          <table:table-cell table:number-columns-repeated="2" table:style-name="ce26" office:value-type="boolean" office:boolean-value="true" calcext:value-type="boolean">
            <text:p>TRUE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6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2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10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67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1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81"/>
          <table:covered-table-cell table:number-columns-repeated="4" table:style-name="ce68"/>
          <table:table-cell table:style-name="ce83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output</text:p>
          </table:table-cell>
          <table:covered-table-cell table:number-columns-repeated="2" table:style-name="ce68"/>
          <table:table-cell table:style-name="ce103" office:value-type="string" calcext:value-type="string" table:number-columns-spanned="5" table:number-rows-spanned="1">
            <text:p>input</text:p>
          </table:table-cell>
          <table:covered-table-cell table:number-columns-repeated="4" table:style-name="ce82"/>
          <table:table-cell table:style-name="ce10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82"/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82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68"/>
          <table:table-cell table:style-name="ce85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SELECT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6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3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0x1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Pure Instruction that fetch from memory</text:p>
          </table:table-cell>
          <table:table-cell table:style-name="ce68" office:value-type="string" calcext:value-type="string">
            <text:p>current program counter 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hold and continue all value in this block and give data flow output as default</text:p>
          </table:table-cell>
          <table:table-cell table:style-name="ce68" office:value-type="string" calcext:value-type="string">
            <text:p>clear all value in the block and set data flow output as default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68" office:value-type="string" calcext:value-type="string">
            <text:p>if the block hasn’t finished it’s job the busy must set to one. Otherwise the block must be set busy to 0.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70"/>
        <table:table-column table:style-name="co8" table:default-cell-style-name="ce70"/>
        <table:table-column table:style-name="co6" table:default-cell-style-name="ce70"/>
        <table:table-column table:style-name="co9" table:default-cell-style-name="ce70"/>
        <table:table-column table:style-name="co10" table:default-cell-style-name="ce70"/>
        <table:table-column table:style-name="co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3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6" table:default-cell-style-name="ce70"/>
        <table:table-column table:style-name="co17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115"/>
        <table:table-column table:style-name="co6" table:number-columns-repeated="2" table:default-cell-style-name="Default"/>
        <table:table-row table:style-name="ro2">
          <table:table-cell table:style-name="ce67" office:value-type="string" calcext:value-type="string">
            <text:p>DECODE</text:p>
          </table:table-cell>
          <table:table-cell table:number-columns-repeated="1018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1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68"/>
          <table:table-cell table:style-name="ce77" office:value-type="string" calcext:value-type="string" table:number-columns-spanned="5" table:number-rows-spanned="1">
            <text:p>Control Flow</text:p>
          </table:table-cell>
          <table:covered-table-cell table:style-name="ce81"/>
          <table:covered-table-cell table:number-columns-repeated="3" table:style-name="ce68"/>
          <table:table-cell table:style-name="ce83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83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68"/>
          <table:table-cell table:style-name="ce72" office:value-type="string" calcext:value-type="string" table:number-columns-spanned="12" table:number-rows-spanned="1">
            <text:p>output</text:p>
          </table:table-cell>
          <table:covered-table-cell table:number-columns-repeated="5" table:style-name="ce72"/>
          <table:covered-table-cell table:number-columns-repeated="6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6" table:style-name="ce116"/>
          <table:table-cell table:style-name="ce89" office:value-type="string" calcext:value-type="string" table:number-columns-spanned="6" table:number-rows-spanned="1">
            <text:p>output</text:p>
          </table:table-cell>
          <table:covered-table-cell table:number-columns-repeated="4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/>
          <table:table-cell table:style-name="ce73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29"/>
          <table:covered-table-cell table:style-name="ce73"/>
          <table:table-cell table:style-name="ce73" office:value-type="string" calcext:value-type="string">
            <text:p>control reg address</text:p>
          </table:table-cell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>
            <text:p>architectural data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INTRUCT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SPEC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C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BOOKING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9" office:value-type="string" calcext:value-type="string">
            <text:p>NAME IN THE CODE</text:p>
          </table:table-cell>
          <table:table-cell table:style-name="ce74" office:value-type="string" calcext:value-type="string">
            <text:p>DFI_AD_instr</text:p>
          </table:table-cell>
          <table:table-cell table:style-name="ce74" office:value-type="string" calcext:value-type="string">
            <text:p>DFI_AA_pc</text:p>
          </table:table-cell>
          <table:table-cell table:style-name="ce74" office:value-type="string" calcext:value-type="string">
            <text:p>DFI_AA_spec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74" office:value-type="string" calcext:value-type="string">
            <text:p>DFO_PD_uops</text:p>
          </table:table-cell>
          <table:table-cell table:style-name="ce74" office:value-type="string" calcext:value-type="string">
            <text:p>DFO_PD_rs</text:p>
          </table:table-cell>
          <table:table-cell table:style-name="ce74" office:value-type="string" calcext:value-type="string">
            <text:p>DFO_PD_rtd</text:p>
          </table:table-cell>
          <table:table-cell table:style-name="ce74" office:value-type="string" calcext:value-type="string">
            <text:p>DFO_PD_imm</text:p>
          </table:table-cell>
          <table:table-cell table:style-name="ce74" office:value-type="string" calcext:value-type="string">
            <text:p>DFO_PA_rd</text:p>
          </table:table-cell>
          <table:table-cell table:style-name="ce74" office:value-type="string" calcext:value-type="string">
            <text:p>DFO_PA_rs</text:p>
          </table:table-cell>
          <table:table-cell table:style-name="ce74" office:value-type="string" calcext:value-type="string">
            <text:p>DFO_PA_rt</text:p>
          </table:table-cell>
          <table:table-cell table:style-name="ce74" office:value-type="string" calcext:value-type="string">
            <text:p>DFO_PA_cs</text:p>
          </table:table-cell>
          <table:table-cell table:style-name="ce74" office:value-type="string" calcext:value-type="string">
            <text:p>DFO_PV_rs</text:p>
          </table:table-cell>
          <table:table-cell table:style-name="ce74" office:value-type="string" calcext:value-type="string">
            <text:p>DFO_PV_rt</text:p>
          </table:table-cell>
          <table:table-cell table:style-name="ce74" office:value-type="string" calcext:value-type="string">
            <text:p>DFO_AA_pc</text:p>
          </table:table-cell>
          <table:table-cell table:style-name="ce80" office:value-type="string" calcext:value-type="string">
            <text:p>CFI_PC_stall</text:p>
          </table:table-cell>
          <table:table-cell table:style-name="ce80" office:value-type="string" calcext:value-type="string">
            <text:p>CFI_PC_clear</text:p>
          </table:table-cell>
          <table:table-cell table:style-name="ce80" table:number-columns-repeated="2"/>
          <table:table-cell table:style-name="ce80" office:value-type="string" calcext:value-type="string">
            <text:p>CFI_PC_book</text:p>
          </table:table-cell>
          <table:table-cell table:style-name="ce86" office:value-type="string" calcext:value-type="string">
            <text:p>CDI_PD_rs</text:p>
          </table:table-cell>
          <table:table-cell table:style-name="ce86" office:value-type="string" calcext:value-type="string">
            <text:p>CDI_PD_rt</text:p>
          </table:table-cell>
          <table:table-cell table:style-name="ce86" office:value-type="string" calcext:value-type="string">
            <text:p>CDI_PA_rd</text:p>
          </table:table-cell>
          <table:table-cell table:style-name="ce86" office:value-type="string" calcext:value-type="string">
            <text:p>CDI_PA_rs</text:p>
          </table:table-cell>
          <table:table-cell table:style-name="ce86" office:value-type="string" calcext:value-type="string">
            <text:p>CDI_PA_rt</text:p>
          </table:table-cell>
          <table:table-cell table:style-name="ce86" office:value-type="string" calcext:value-type="string">
            <text:p>CDI_PV_rs</text:p>
          </table:table-cell>
          <table:table-cell table:style-name="ce86" office:value-type="string" calcext:value-type="string">
            <text:p>CDI_PV_rt</text:p>
          </table:table-cell>
          <table:table-cell table:style-name="ce86" office:value-type="string" calcext:value-type="string">
            <text:p>CDO_PD_piops</text:p>
          </table:table-cell>
          <table:table-cell table:style-name="ce86" office:value-type="string" calcext:value-type="string">
            <text:p>CDO_PD_uops</text:p>
          </table:table-cell>
          <table:table-cell table:style-name="ce86" office:value-type="string" calcext:value-type="string">
            <text:p>CDO_AA_rd</text:p>
          </table:table-cell>
          <table:table-cell table:style-name="ce86" office:value-type="string" calcext:value-type="string">
            <text:p>CDO_AA_rs</text:p>
          </table:table-cell>
          <table:table-cell table:style-name="ce86" office:value-type="string" calcext:value-type="string">
            <text:p>CDO_AA_rt</text:p>
          </table:table-cell>
          <table:table-cell table:style-name="ce86" office:value-type="string" calcext:value-type="string">
            <text:p>CDO_AA_spec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DFI_PD_REQ</text:p>
          </table:table-cell>
          <table:table-cell table:number-columns-repeated="13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14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table:formula="of:=[.AK3]" office:value-type="float" office:value="32" calcext:value-type="float">
            <text:p>32</text:p>
          </table:table-cell>
          <table:table-cell table:style-name="ce68" table:formula="of:=[.G8]" office:value-type="float" office:value="32" calcext:value-type="float">
            <text:p>32</text:p>
          </table:table-cell>
          <table:table-cell table:style-name="ce68" table:formula="of:=[.H8]" office:value-type="float" office:value="32" calcext:value-type="float">
            <text:p>32</text:p>
          </table:table-cell>
          <table:table-cell table:style-name="ce68" table:formula="of:=[.AK7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68" table:formula="of:=[.AK4]" office:value-type="float" office:value="32" calcext:value-type="float">
            <text:p>3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float" office:value="1" calcext:value-type="float">
            <text:p>1</text:p>
          </table:table-cell>
          <table:table-cell table:style-name="ce82" table:formula="of:=[.G8]" office:value-type="float" office:value="32" calcext:value-type="float">
            <text:p>32</text:p>
          </table:table-cell>
          <table:table-cell table:style-name="ce82" table:formula="of:=[.H8]" office:value-type="float" office:value="32" calcext:value-type="float">
            <text:p>32</text:p>
          </table:table-cell>
          <table:table-cell table:style-name="ce82" table:formula="of:=[.J8]" office:value-type="float" office:value="5" calcext:value-type="float">
            <text:p>5</text:p>
          </table:table-cell>
          <table:table-cell table:style-name="ce82" table:formula="of:=[.K8]" office:value-type="float" office:value="5" calcext:value-type="float">
            <text:p>5</text:p>
          </table:table-cell>
          <table:table-cell table:style-name="ce82" table:formula="of:=[.L8]" office:value-type="float" office:value="5" calcext:value-type="float">
            <text:p>5</text:p>
          </table:table-cell>
          <table:table-cell table:style-name="ce82" table:formula="of:=[.N8]" office:value-type="float" office:value="1" calcext:value-type="float">
            <text:p>1</text:p>
          </table:table-cell>
          <table:table-cell table:style-name="ce82" table:formula="of:=[.O8]" office:value-type="float" office:value="1" calcext:value-type="float">
            <text:p>1</text:p>
          </table:table-cell>
          <table:table-cell table:style-name="ce68" table:formula="of:=[.AK9]" office:value-type="float" office:value="3" calcext:value-type="float">
            <text:p>3</text:p>
          </table:table-cell>
          <table:table-cell table:style-name="ce68" table:formula="of:=[.AK8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20" table:formula="of:=[.AE8]" office:value-type="float" office:value="5" calcext:value-type="float">
            <text:p>5</text:p>
          </table:table-cell>
          <table:table-cell table:style-name="ce68" table:formula="of:=[.AE8]" office:value-type="float" office:value="5" calcext:value-type="float">
            <text:p>5</text:p>
          </table:table-cell>
          <table:table-cell table:style-name="ce68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12"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  <table:table-cell table:style-name="ce115"/>
          <table:table-cell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76" office:value-type="string" calcext:value-type="string">
            <text:p>Instruction from fetch block</text:p>
          </table:table-cell>
          <table:table-cell table:style-name="ce68" office:value-type="string" calcext:value-type="string">
            <text:p>program counter that represent incoming instruction</text:p>
          </table:table-cell>
          <table:table-cell table:style-name="ce68" office:value-type="string" calcext:value-type="string">
            <text:p>Speculative instruction in case branch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exclusive operation for each executive pipline</text:p>
          </table:table-cell>
          <table:table-cell table:style-name="ce68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address of control status register. In case there are it isn’t be use, this value will be set to default value.</text:p>
          </table:table-cell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signal set to one if the instruction is looking area in reorder buffer.</text:p>
          </table:table-cell>
          <table:table-cell table:number-columns-repeated="2" table:style-name="ce68" office:value-type="string" calcext:value-type="string">
            <text:p>input of data in architectural files.</text:p>
          </table:table-cell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68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number-columns-repeated="985"/>
          <table:table-cell table:style-name="ce70"/>
          <table:table-cell table:number-columns-repeated="2"/>
          <table:table-cell table:style-name="ce115"/>
          <table:table-cell/>
        </table:table-row>
        <table:table-row table:style-name="ro1" table:number-rows-repeated="7">
          <table:table-cell table:number-columns-repeated="1024"/>
        </table:table-row>
        <table:table-row table:style-name="ro4">
          <table:table-cell table:style-name="ce128" office:value-type="string" calcext:value-type="string">
            <text:p>MAP ARCHITECTURAL to PHYSICAL</text:p>
          </table:table-cell>
          <table:table-cell table:style-name="ce139" office:value-type="string" calcext:value-type="string">
            <text:p>OPCODE</text:p>
          </table:table-cell>
          <table:table-cell table:style-name="ce139" office:value-type="string" calcext:value-type="string">
            <text:p>FUNC3</text:p>
          </table:table-cell>
          <table:table-cell table:style-name="ce139" office:value-type="string" calcext:value-type="string">
            <text:p>Imm[11:5]</text:p>
          </table:table-cell>
          <table:table-cell table:style-name="ce139" office:value-type="string" calcext:value-type="string">
            <text:p>PI-ops</text:p>
          </table:table-cell>
          <table:table-cell table:style-name="ce139" office:value-type="string" calcext:value-type="string">
            <text:p>U-ops[5:3]</text:p>
          </table:table-cell>
          <table:table-cell table:style-name="ce139" office:value-type="string" calcext:value-type="string">
            <text:p>U-ops[2:0]</text:p>
          </table:table-cell>
          <table:table-cell table:style-name="ce151" office:value-type="string" calcext:value-type="string">
            <text:p>OPCODE</text:p>
          </table:table-cell>
          <table:table-cell table:style-name="ce151" office:value-type="string" calcext:value-type="string">
            <text:p>FUNCT</text:p>
          </table:table-cell>
          <table:table-cell table:style-name="ce155" office:value-type="string" calcext:value-type="string">
            <text:p>INSTRUCTION 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10">
            <text:p>01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’</text:p>
          </table:table-cell>
          <table:table-cell table:style-name="ce73" office:value-type="string" calcext:value-type="string" table:number-columns-spanned="1" table:number-rows-spanned="32">
            <text:p>3’d0</text:p>
          </table:table-cell>
          <table:table-cell table:style-name="ce68" office:value-type="string" calcext:value-type="string" table:number-columns-spanned="1" table:number-rows-spanned="8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10">
            <text:p>OP-R</text:p>
          </table:table-cell>
          <table:table-cell table:style-name="ce153" office:value-type="string" calcext:value-type="string">
            <text:p>ADD</text:p>
          </table:table-cell>
          <table:table-cell table:style-name="ce68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153" office:value-type="string" calcext:value-type="string">
            <text:p>SL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153" office:value-type="string" calcext:value-type="string">
            <text:p>S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153" office:value-type="string" calcext:value-type="string">
            <text:p>SLTU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XOR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L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153" office:value-type="string" calcext:value-type="string">
            <text:p>OR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'0000000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153" office:value-type="string" calcext:value-type="string">
            <text:p>AND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2">
            <text:p>'0100000’</text:p>
          </table:table-cell>
          <table:covered-table-cell table:style-name="ce136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150" office:value-type="string" calcext:value-type="string">
            <text:p>3’d4</text:p>
          </table:table-cell>
          <table:covered-table-cell table:style-name="ce68"/>
          <table:table-cell table:style-name="ce153" office:value-type="string" calcext:value-type="string">
            <text:p>SUB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covered-table-cell table:style-name="ce135"/>
          <table:covered-table-cell table:style-name="ce136"/>
          <table:covered-table-cell table:style-name="ce68"/>
          <table:table-cell table:style-name="ce150" office:value-type="string" calcext:value-type="string">
            <text:p>3’d5</text:p>
          </table:table-cell>
          <table:covered-table-cell table:style-name="ce68"/>
          <table:table-cell table:style-name="ce153" office:value-type="string" calcext:value-type="string">
            <text:p>SRA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0" calcext:value-type="float">
            <text:p>0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4">
            <text:p>OP-RM</text:p>
          </table:table-cell>
          <table:table-cell table:style-name="ce86" office:value-type="string" calcext:value-type="string">
            <text:p>MUL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86" office:value-type="string" calcext:value-type="string">
            <text:p>MU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86" office:value-type="string" calcext:value-type="string">
            <text:p>MULHS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covered-table-cell table:style-name="ce68"/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86" office:value-type="string" calcext:value-type="string">
            <text:p>MU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9">
            <text:p>00_1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Default"/>
          <table:table-cell table:style-name="ce68" office:value-type="string" calcext:value-type="string" table:number-columns-spanned="1" table:number-rows-spanned="8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29" office:value-type="string" calcext:value-type="string" table:number-columns-spanned="1" table:number-rows-spanned="9">
            <text:p>OP-IMM</text:p>
          </table:table-cell>
          <table:table-cell table:style-name="ce68" office:value-type="string" calcext:value-type="string">
            <text:p>ADDI</text:p>
          </table:table-cell>
          <table:table-cell table:style-name="ce68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SL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LT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SLTI[U]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X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SRL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OR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ANDI</text:p>
          </table:table-cell>
          <table:covered-table-cell table:style-name="ce68"/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string" calcext:value-type="string">
            <text:p>5(0100000)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7">
            <text:p>'011’</text:p>
          </table:table-cell>
          <table:table-cell table:style-name="ce157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SRAI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 table:number-columns-spanned="1" table:number-rows-spanned="6">
            <text:p>1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 table:number-columns-spanned="1" table:number-rows-spanned="6">
            <text:p>BRANCH</text:p>
          </table:table-cell>
          <table:table-cell table:style-name="ce68" office:value-type="string" calcext:value-type="string">
            <text:p>BEQ</text:p>
          </table:table-cell>
          <table:table-cell table:style-name="ce68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BN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4</text:p>
          </table:table-cell>
          <table:covered-table-cell table:style-name="ce68"/>
          <table:table-cell table:style-name="ce68" office:value-type="string" calcext:value-type="string">
            <text:p>BLT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BGE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73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BLT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140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BGE[U]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00_1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100’</text:p>
          </table:table-cell>
          <table:table-cell table:style-name="ce68" office:value-type="string" calcext:value-type="string">
            <text:p>3’d0</text:p>
          </table:table-cell>
          <table:table-cell table:style-name="ce73" office:value-type="string" calcext:value-type="string">
            <text:p>AUIPC</text:p>
          </table:table-cell>
          <table:table-cell table:style-name="ce120"/>
          <table:table-cell table:style-name="ce68" office:value-type="string" calcext:value-type="string">
            <text:p>U_type</text:p>
          </table:table-cell>
          <table:table-cell/>
          <table:table-cell table:style-name="ce156"/>
          <table:table-cell table:number-columns-repeated="10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1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1</text:p>
          </table:table-cell>
          <table:table-cell table:style-name="ce73" office:value-type="string" calcext:value-type="string">
            <text:p>JAL</text:p>
          </table:table-cell>
          <table:table-cell table:style-name="ce68"/>
          <table:table-cell table:style-name="ce68" office:value-type="string" calcext:value-type="string">
            <text:p>J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73" office:value-type="string" calcext:value-type="string">
            <text:p>11_001_11</text:p>
          </table:table-cell>
          <table:table-cell table:number-columns-repeated="2" table:style-name="ce68" office:value-type="string" calcext:value-type="string">
            <text:p>-</text:p>
          </table:table-cell>
          <table:covered-table-cell table:style-name="ce136"/>
          <table:covered-table-cell table:style-name="ce68"/>
          <table:table-cell table:style-name="ce68" office:value-type="string" calcext:value-type="string">
            <text:p>3’d2</text:p>
          </table:table-cell>
          <table:table-cell table:style-name="ce73" office:value-type="string" calcext:value-type="string">
            <text:p>JALR</text:p>
          </table:table-cell>
          <table:table-cell table:style-name="ce68"/>
          <table:table-cell table:style-name="ce68" office:value-type="string" calcext:value-type="string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142" office:value-type="string" calcext:value-type="string" table:number-columns-spanned="1" table:number-rows-spanned="4">
            <text:p>00_101_11</text:p>
          </table:table-cell>
          <table:table-cell table:style-name="ce68" office:value-type="float" office:value="4" calcext:value-type="float">
            <text:p>4</text:p>
          </table:table-cell>
          <table:table-cell table:style-name="ce135" office:value-type="string" calcext:value-type="string" table:number-columns-spanned="1" table:number-rows-spanned="4">
            <text:p>'0000001’</text:p>
          </table:table-cell>
          <table:table-cell table:style-name="ce147" office:value-type="string" calcext:value-type="string" table:number-columns-spanned="1" table:number-rows-spanned="4">
            <text:p>3’d1</text:p>
          </table:table-cell>
          <table:table-cell table:style-name="ce68" office:value-type="string" calcext:value-type="string" table:number-columns-spanned="1" table:number-rows-spanned="4">
            <text:p>'000’</text:p>
          </table:table-cell>
          <table:table-cell table:style-name="ce68" office:value-type="string" calcext:value-type="string">
            <text:p>3’d4</text:p>
          </table:table-cell>
          <table:table-cell table:style-name="ce142" office:value-type="string" calcext:value-type="string" table:number-columns-spanned="1" table:number-rows-spanned="4">
            <text:p>OP-RD</text:p>
          </table:table-cell>
          <table:table-cell table:style-name="ce68" office:value-type="string" calcext:value-type="string">
            <text:p>DIV</text:p>
          </table:table-cell>
          <table:table-cell table:style-name="ce68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DIV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REM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68"/>
          <table:table-cell table:style-name="ce68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REM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5">
            <text:p>00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table-cell table:style-name="ce148" office:value-type="string" calcext:value-type="string" table:number-columns-spanned="1" table:number-rows-spanned="11">
            <text:p>3’d2</text:p>
          </table:table-cell>
          <table:table-cell table:style-name="ce68" office:value-type="string" calcext:value-type="string" table:number-columns-spanned="1" table:number-rows-spanned="6">
            <text:p>'000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5">
            <text:p>LOAD</text:p>
          </table:table-cell>
          <table:table-cell table:style-name="ce120" office:value-type="string" calcext:value-type="string">
            <text:p>LB</text:p>
          </table:table-cell>
          <table:table-cell table:style-name="ce68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LH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LW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4</text:p>
          </table:table-cell>
          <table:covered-table-cell table:style-name="ce162"/>
          <table:table-cell table:style-name="ce68" office:value-type="string" calcext:value-type="string">
            <text:p>LB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style-name="ce149"/>
          <table:covered-table-cell table:style-name="ce68"/>
          <table:table-cell table:style-name="ce68" office:value-type="string" calcext:value-type="string">
            <text:p>3’d5</text:p>
          </table:table-cell>
          <table:covered-table-cell table:style-name="ce162"/>
          <table:table-cell table:style-name="ce68" office:value-type="string" calcext:value-type="string">
            <text:p>LHU</text:p>
          </table:table-cell>
          <table:covered-table-cell table:style-name="ce68"/>
          <table:table-cell table:number-columns-repeated="12"/>
          <table:table-cell table:style-name="ce115" table:number-columns-repeated="4"/>
          <table:table-cell table:number-columns-repeated="993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>
            <text:p>01_101_11</text:p>
          </table:table-cell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/>
          <table:covered-table-cell table:style-name="ce68"/>
          <table:table-cell table:style-name="ce157" office:value-type="string" calcext:value-type="string">
            <text:p>3’d3</text:p>
          </table:table-cell>
          <table:table-cell table:style-name="ce80" office:value-type="string" calcext:value-type="string">
            <text:p>LUI</text:p>
          </table:table-cell>
          <table:table-cell table:style-name="ce120"/>
          <table:table-cell table:style-name="ce68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80" office:value-type="string" calcext:value-type="string" table:number-columns-spanned="1" table:number-rows-spanned="3">
            <text:p>01_000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3">
            <text:p>'001’</text:p>
          </table:table-cell>
          <table:table-cell table:style-name="ce68" office:value-type="string" calcext:value-type="string">
            <text:p>3’d0</text:p>
          </table:table-cell>
          <table:table-cell table:style-name="ce162" office:value-type="string" calcext:value-type="string" table:number-columns-spanned="1" table:number-rows-spanned="3">
            <text:p>STORE</text:p>
          </table:table-cell>
          <table:table-cell table:style-name="ce68" office:value-type="string" calcext:value-type="string">
            <text:p>SB</text:p>
          </table:table-cell>
          <table:table-cell table:style-name="ce68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162"/>
          <table:table-cell table:style-name="ce68" office:value-type="string" calcext:value-type="string">
            <text:p>SH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2</text:p>
          </table:table-cell>
          <table:covered-table-cell table:style-name="ce162"/>
          <table:table-cell table:style-name="ce68" office:value-type="string" calcext:value-type="string">
            <text:p>SW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2">
            <text:p>00_011_1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2">
            <text:p>'010’</text:p>
          </table:table-cell>
          <table:table-cell table:style-name="ce68" office:value-type="string" calcext:value-type="string">
            <text:p>3’d0</text:p>
          </table:table-cell>
          <table:table-cell table:style-name="ce80" office:value-type="string" calcext:value-type="string" table:number-columns-spanned="1" table:number-rows-spanned="2">
            <text:p>MISC-MEM</text:p>
          </table:table-cell>
          <table:table-cell table:style-name="ce68" office:value-type="string" calcext:value-type="string">
            <text:p>FENCE</text:p>
          </table:table-cell>
          <table:table-cell table:style-name="ce68" office:value-type="string" calcext:value-type="string" table:number-columns-spanned="1" table:number-rows-spanned="2">
            <text:p>I-type</text:p>
          </table:table-cell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/>
          <table:covered-table-cell table:style-name="ce80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68" office:value-type="string" calcext:value-type="string">
            <text:p>3’d1</text:p>
          </table:table-cell>
          <table:covered-table-cell table:style-name="ce80"/>
          <table:table-cell table:style-name="ce68" office:value-type="string" calcext:value-type="string">
            <text:p>FENCE.I</text:p>
          </table:table-cell>
          <table:covered-table-cell table:style-name="ce68"/>
          <table:table-cell table:number-columns-repeated="1009"/>
          <table:table-cell table:style-name="ce70" table:number-columns-repeated="3"/>
          <table:table-cell table:style-name="ce90" table:number-columns-repeated="2"/>
        </table:table-row>
        <table:table-row table:style-name="ro1">
          <table:table-cell table:style-name="ce90"/>
          <table:table-cell table:style-name="ce144" office:value-type="string" calcext:value-type="string" table:number-columns-spanned="1" table:number-rows-spanned="8">
            <text:p>11_100_1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000000000000’ </text:p>
          </table:table-cell>
          <table:table-cell table:style-name="ce144" office:value-type="string" calcext:value-type="string" table:number-columns-spanned="1" table:number-rows-spanned="8">
            <text:p>3’d3</text:p>
          </table:table-cell>
          <table:table-cell table:style-name="ce136" office:value-type="string" calcext:value-type="string" table:number-columns-spanned="1" table:number-rows-spanned="2">
            <text:p>'000’</text:p>
          </table:table-cell>
          <table:table-cell table:style-name="ce35" office:value-type="string" calcext:value-type="string">
            <text:p>3’d0</text:p>
          </table:table-cell>
          <table:table-cell table:style-name="ce144" office:value-type="string" calcext:value-type="string" table:number-columns-spanned="1" table:number-rows-spanned="8">
            <text:p>SYSTEM</text:p>
          </table:table-cell>
          <table:table-cell table:style-name="ce35" office:value-type="string" calcext:value-type="string">
            <text:p>ECALL</text:p>
          </table:table-cell>
          <table:table-cell table:style-name="ce68" office:value-type="string" calcext:value-type="string" table:number-columns-spanned="1" table:number-rows-spanned="8">
            <text:p>I-type</text:p>
          </table:table-cell>
          <table:table-cell table:style-name="ce90" table:number-columns-repeated="1014"/>
        </table:table-row>
        <table:table-row table:style-name="ro1">
          <table:table-cell/>
          <table:covered-table-cell table:style-name="ce68"/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'000000000001’</text:p>
          </table:table-cell>
          <table:covered-table-cell table:number-columns-repeated="2" table:style-name="ce68"/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EBREAK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covered-table-cell table:style-name="ce68"/>
          <table:table-cell table:style-name="ce68" office:value-type="string" calcext:value-type="string" table:number-columns-spanned="1" table:number-rows-spanned="6">
            <text:p>'001’</text:p>
          </table:table-cell>
          <table:table-cell table:style-name="ce35" office:value-type="string" calcext:value-type="string">
            <text:p>3’d1</text:p>
          </table:table-cell>
          <table:covered-table-cell table:style-name="ce68"/>
          <table:table-cell table:style-name="ce68" office:value-type="string" calcext:value-type="string">
            <text:p>CSRRW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2</text:p>
          </table:table-cell>
          <table:covered-table-cell table:style-name="ce68"/>
          <table:table-cell table:style-name="ce68" office:value-type="string" calcext:value-type="string">
            <text:p>CSRRS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3</text:p>
          </table:table-cell>
          <table:covered-table-cell table:style-name="ce68"/>
          <table:table-cell table:style-name="ce68" office:value-type="string" calcext:value-type="string">
            <text:p>CSRRC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5</text:p>
          </table:table-cell>
          <table:covered-table-cell table:style-name="ce68"/>
          <table:table-cell table:style-name="ce68" office:value-type="string" calcext:value-type="string">
            <text:p>CSRRW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6</text:p>
          </table:table-cell>
          <table:covered-table-cell table:style-name="ce68"/>
          <table:table-cell table:style-name="ce68" office:value-type="string" calcext:value-type="string">
            <text:p>CSRRS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/>
          <table:covered-table-cell table:style-name="ce68"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-</text:p>
          </table:table-cell>
          <table:covered-table-cell table:number-columns-repeated="2" table:style-name="ce68"/>
          <table:table-cell table:style-name="ce35" office:value-type="string" calcext:value-type="string">
            <text:p>3’d7</text:p>
          </table:table-cell>
          <table:covered-table-cell table:style-name="ce68"/>
          <table:table-cell table:style-name="ce68" office:value-type="string" calcext:value-type="string">
            <text:p>CSRRCI</text:p>
          </table:table-cell>
          <table:covered-table-cell table:style-name="ce68"/>
          <table:table-cell table:number-columns-repeated="1012"/>
          <table:table-cell table:style-name="ce90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72" office:value-type="string" calcext:value-type="string">
            <text:p>BEHAVIORAL FOR EACH TYPE OF INSTR</text:p>
          </table:table-cell>
          <table:table-cell table:style-name="ce74" office:value-type="string" calcext:value-type="string" table:number-columns-spanned="2" table:number-rows-spanned="1">
            <text:p>DESCRIPTION</text:p>
          </table:table-cell>
          <table:covered-table-cell table:style-name="ce74"/>
          <table:table-cell table:style-name="ce74" office:value-type="string" calcext:value-type="string">
            <text:p>R-type</text:p>
          </table:table-cell>
          <table:table-cell table:style-name="ce74" office:value-type="string" calcext:value-type="string">
            <text:p>I-type</text:p>
          </table:table-cell>
          <table:table-cell table:style-name="ce74" office:value-type="string" calcext:value-type="string">
            <text:p>S-type</text:p>
          </table:table-cell>
          <table:table-cell table:style-name="ce74" office:value-type="string" calcext:value-type="string">
            <text:p>B-type</text:p>
          </table:table-cell>
          <table:table-cell table:style-name="ce74" office:value-type="string" calcext:value-type="string">
            <text:p>U-type</text:p>
          </table:table-cell>
          <table:table-cell table:style-name="ce74" office:value-type="string" calcext:value-type="string">
            <text:p>J-type</text:p>
          </table:table-cell>
          <table:table-cell table:number-columns-repeated="1010"/>
          <table:table-cell table:style-name="ce70" table:number-columns-repeated="2"/>
          <table:table-cell table:number-columns-repeated="3"/>
        </table:table-row>
        <table:table-row table:style-name="ro4">
          <table:table-cell table:style-name="ce68" office:value-type="string" calcext:value-type="string">
            <text:p>RD</text:p>
          </table:table-cell>
          <table:table-cell table:style-name="ce68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68"/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1(RS)</text:p>
          </table:table-cell>
          <table:table-cell table:style-name="ce68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68"/>
          <table:table-cell table:number-columns-repeated="4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68" office:value-type="string" calcext:value-type="string">
            <text:p>R2(RT)</text:p>
          </table:table-cell>
          <table:covered-table-cell table:number-columns-repeated="2" table:style-name="ce68"/>
          <table:table-cell table:style-name="ce75" office:value-type="boolean" office:boolean-value="true" calcext:value-type="boolean">
            <text:p>TRUE</text:p>
          </table:table-cell>
          <table:table-cell table:style-name="ce68" office:value-type="string" calcext:value-type="string">
            <text:p>-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68" office:value-type="string" calcext:value-type="string">
            <text:p>IMM</text:p>
          </table:table-cell>
          <table:table-cell table:style-name="ce68" office:value-type="string" calcext:value-type="string" table:number-columns-spanned="2" table:number-rows-spanned="1">
            <text:p>immediate value</text:p>
          </table:table-cell>
          <table:covered-table-cell table:style-name="ce68"/>
          <table:table-cell table:style-name="ce68" office:value-type="string" calcext:value-type="string">
            <text:p>-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12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row table:style-name="ro2">
          <table:table-cell table:style-name="ce67" office:value-type="string" calcext:value-type="string">
            <text:p>RESV(GLOB)</text:p>
          </table:table-cell>
          <table:table-cell table:style-name="ce172"/>
          <table:table-cell table:number-columns-repeated="1016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1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71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68"/>
          <table:table-cell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173" office:value-type="string" calcext:value-type="string" table:number-columns-spanned="11" table:number-rows-spanned="1">
            <text:p>input</text:p>
          </table:table-cell>
          <table:covered-table-cell table:number-columns-repeated="4" table:style-name="ce72"/>
          <table:covered-table-cell table:number-columns-repeated="6" table:style-name="ce68"/>
          <table:table-cell table:style-name="ce72" office:value-type="string" calcext:value-type="string" table:number-columns-spanned="5" table:number-rows-spanned="1">
            <text:p>output</text:p>
          </table:table-cell>
          <table:covered-table-cell table:number-columns-repeated="4"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style-name="ce103"/>
          <table:covered-table-cell table:style-name="ce68"/>
          <table:table-cell table:style-name="ce84" office:value-type="string" calcext:value-type="string" table:number-columns-spanned="2" table:number-rows-spanned="1">
            <text:p>input updating</text:p>
          </table:table-cell>
          <table:covered-table-cell table:style-name="ce87"/>
          <table:table-cell table:style-name="ce87" office:value-type="string" calcext:value-type="string">
            <text:p>input selection</text:p>
          </table:table-cell>
          <table:table-cell table:style-name="ce11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84"/>
          <table:covered-table-cell table:number-columns-repeated="2" table:style-name="ce127"/>
          <table:table-cell table:style-name="ce153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/>
          <table:table-cell table:style-name="ce73" office:value-type="string" calcext:value-type="string">
            <text:p>physical req</text:p>
          </table:table-cell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73" office:value-type="string" calcext:value-type="string" table:number-columns-spanned="2" table:number-rows-spanned="1">
            <text:p>physical reg validation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73" office:value-type="string" calcext:value-type="string">
            <text:p>physical ops</text:p>
          </table:table-cell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architectural data</text:p>
          </table:table-cell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style-name="ce105" office:value-type="string" calcext:value-type="string">
            <text:p>constrol block</text:p>
          </table:table-cell>
          <table:table-cell table:style-name="ce105" office:value-type="string" calcext:value-type="string" table:number-columns-spanned="2" table:number-rows-spanned="1">
            <text:p>control flow</text:p>
          </table:table-cell>
          <table:covered-table-cell table:style-name="ce68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EQ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93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BOOKING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4"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68" office:value-type="string" calcext:value-type="string">
            <text:p>DFI_PD_REQ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A_rd</text:p>
          </table:table-cell>
          <table:table-cell table:style-name="ce75" office:value-type="string" calcext:value-type="string">
            <text:p>DFI_PA_rs</text:p>
          </table:table-cell>
          <table:table-cell table:style-name="ce75" office:value-type="string" calcext:value-type="string">
            <text:p>DFI_PA_rt</text:p>
          </table:table-cell>
          <table:table-cell table:style-name="ce75" office:value-type="string" calcext:value-type="string">
            <text:p>DFI_PV_rs</text:p>
          </table:table-cell>
          <table:table-cell table:style-name="ce75" office:value-type="string" calcext:value-type="string">
            <text:p>DFI_PV_rt</text:p>
          </table:table-cell>
          <table:table-cell table:style-name="ce30" office:value-type="string" calcext:value-type="string">
            <text:p>DFI_PD_imm</text:p>
          </table:table-cell>
          <table:table-cell table:style-name="ce75" office:value-type="string" calcext:value-type="string">
            <text:p>DFI_AA_pc</text:p>
          </table:table-cell>
          <table:table-cell table:style-name="ce75" office:value-type="string" calcext:value-type="string">
            <text:p>DFO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30" office:value-type="string" calcext:value-type="string">
            <text:p>DFO_PD_imm</text:p>
          </table:table-cell>
          <table:table-cell table:style-name="ce75" office:value-type="string" calcext:value-type="string">
            <text:p>DFO_AA_pc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75" office:value-type="string" calcext:value-type="string">
            <text:p>CFO_PC_full</text:p>
          </table:table-cell>
          <table:table-cell table:style-name="ce75" table:number-columns-repeated="2"/>
          <table:table-cell table:style-name="ce75" office:value-type="string" calcext:value-type="string">
            <text:p>CDI_PD_r1</text:p>
          </table:table-cell>
          <table:table-cell table:style-name="ce75" office:value-type="string" calcext:value-type="string">
            <text:p>CDI_PA_r1</text:p>
          </table:table-cell>
          <table:table-cell table:style-name="ce75" office:value-type="string" calcext:value-type="string">
            <text:p>CDI_PC_s1</text:p>
          </table:table-cell>
          <table:table-cell table:style-name="ce75" office:value-type="string" calcext:value-type="string">
            <text:p>CDO_PD_uops1</text:p>
          </table:table-cell>
          <table:table-cell table:style-name="ce75" office:value-type="string" calcext:value-type="string">
            <text:p>CDO_PD_uops2</text:p>
          </table:table-cell>
          <table:table-cell table:style-name="ce75" office:value-type="string" calcext:value-type="string">
            <text:p>CDO_PA_r1</text:p>
          </table:table-cell>
          <table:table-cell table:style-name="ce75" office:value-type="string" calcext:value-type="string">
            <text:p>CDO_PA_r2</text:p>
          </table:table-cell>
          <table:table-cell table:style-name="ce75" office:value-type="string" calcext:value-type="string">
            <text:p>CDO_PD_odr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5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style-name="ce68" table:formula="of:=[.C8]" office:value-type="float" office:value="6" calcext:value-type="float">
            <text:p>6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E8]" office:value-type="float" office:value="32" calcext:value-type="float">
            <text:p>32</text:p>
          </table:table-cell>
          <table:table-cell table:style-name="ce35" table:formula="of:=[.K8]" office:value-type="float" office:value="32" calcext:value-type="float">
            <text:p>32</text:p>
          </table:table-cell>
          <table:table-cell table:style-name="ce35" table:formula="of:=[.L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82" table:formula="of:=[.D8]" office:value-type="float" office:value="32" calcext:value-type="float">
            <text:p>32</text:p>
          </table:table-cell>
          <table:table-cell table:style-name="ce82" table:formula="of:=[.F8]" office:value-type="float" office:value="5" calcext:value-type="float">
            <text:p>5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9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number-columns-repeated="4" table:style-name="ce68" office:value-type="string" calcext:value-type="string">
            <text:p>0x0</text:p>
          </table:table-cell>
          <table:table-cell table:style-name="ce35" office:value-type="string" calcext:value-type="string">
            <text:p>0x0</text:p>
          </table:table-cell>
          <table:table-cell table:style-name="ce68" office:value-type="string" calcext:value-type="string">
            <text:p>0x0</text:p>
          </table:table-cell>
          <table:table-cell table:number-columns-repeated="3" table:style-name="ce68" office:value-type="string" calcext:value-type="string">
            <text:p>z</text:p>
          </table:table-cell>
          <table:table-cell table:style-name="ce68" office:value-type="string" calcext:value-type="string">
            <text:p>0x0</text:p>
          </table:table-cell>
          <table:table-cell table:number-columns-repeated="2" table:style-name="ce68" office:value-type="string" calcext:value-type="string">
            <text:p>-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5" table:style-name="ce68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5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operation for all consecutive pipe</text:p>
          </table:table-cell>
          <table:table-cell table:style-name="ce68" office:value-type="string" calcext:value-type="string" table:number-columns-spanned="2" table:number-rows-spanned="1">
            <text:p>data that may use in execution</text:p>
          </table:table-cell>
          <table:covered-table-cell table:style-name="ce68"/>
          <table:table-cell table:style-name="ce68" office:value-type="string" calcext:value-type="string">
            <text:p>Immediate value that decode from instruction</text:p>
          </table:table-cell>
          <table:table-cell table:style-name="ce68" office:value-type="string" calcext:value-type="string">
            <text:p>Use for forwarding PC.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 for store the data from decode block.</text:p>
          </table:table-cell>
          <table:table-cell table:style-name="ce68" office:value-type="string" calcext:value-type="string">
            <text:p>the signal will be set if the block is full</text:p>
          </table:table-cell>
          <table:table-cell table:number-columns-repeated="2" table:style-name="ce68" office:value-type="string" calcext:value-type="string">
            <text:p>-</text:p>
          </table:table-cell>
          <table:table-cell table:style-name="ce68" office:value-type="string" calcext:value-type="string">
            <text:p>input data to update physical data.</text:p>
          </table:table-cell>
          <table:table-cell table:style-name="ce68" office:value-type="string" calcext:value-type="string">
            <text:p>specify what physical register that must be update.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151" office:value-type="string" calcext:value-type="string">
            <text:p>req_code</text:p>
          </table:table-cell>
          <table:table-cell table:style-name="ce151" office:value-type="string" calcext:value-type="string">
            <text:p>pip</text:p>
          </table:table-cell>
          <table:table-cell table:style-name="ce74" office:value-type="string" calcext:value-type="string">
            <text:p>U-ops</text:p>
          </table:table-cell>
          <table:table-cell table:style-name="ce139" office:value-type="string" calcext:value-type="string">
            <text:p>physical reg address(RD)</text:p>
          </table:table-cell>
          <table:table-cell table:style-name="ce141" office:value-type="string" calcext:value-type="string">
            <text:p>physical reg valid(RS)</text:p>
          </table:table-cell>
          <table:table-cell table:style-name="ce141" office:value-type="string" calcext:value-type="string">
            <text:p>physical reg address(RS)</text:p>
          </table:table-cell>
          <table:table-cell table:style-name="ce141" office:value-type="string" calcext:value-type="string">
            <text:p>physical reg data(RS)</text:p>
          </table:table-cell>
          <table:table-cell table:style-name="ce143" office:value-type="string" calcext:value-type="string">
            <text:p>physical reg valid(RT)</text:p>
          </table:table-cell>
          <table:table-cell table:style-name="ce143" office:value-type="string" calcext:value-type="string">
            <text:p>physical reg address(RT)</text:p>
          </table:table-cell>
          <table:table-cell table:style-name="ce143" office:value-type="string" calcext:value-type="string">
            <text:p>physical reg data(RT)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181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7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J8]" office:value-type="float" office:value="6" calcext:value-type="float">
            <text:p>6</text:p>
          </table:table-cell>
          <table:table-cell table:style-name="ce35" table:formula="of:=[.AJ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AJ6]" office:value-type="float" office:value="5" calcext:value-type="float">
            <text:p>5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35" office:value-type="float" office:value="1" calcext:value-type="float">
            <text:p>1</text:p>
          </table:table-cell>
          <table:table-cell table:style-name="ce68" table:formula="of:=[.G18]" office:value-type="float" office:value="5" calcext:value-type="float">
            <text:p>5</text:p>
          </table:table-cell>
          <table:table-cell table:style-name="ce68" table:formula="of:=[.H18]" office:value-type="float" office:value="32" calcext:value-type="float">
            <text:p>32</text:p>
          </table:table-cell>
          <table:table-cell table:style-name="ce68" table:formula="of:=[.AJ3]" office:value-type="float" office:value="32" calcext:value-type="float">
            <text:p>32</text:p>
          </table:table-cell>
          <table:table-cell table:style-name="ce68" table:formula="of:=[.AJ4]" office:value-type="float" office:value="32" calcext:value-type="float">
            <text:p>32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68" office:value-type="string" calcext:value-type="string">
            <text:p>req</text:p>
          </table:table-cell>
          <table:table-cell table:style-name="ce68" office:value-type="string" calcext:value-type="string">
            <text:p>pip</text:p>
          </table:table-cell>
          <table:table-cell table:style-name="ce68" office:value-type="string" calcext:value-type="string">
            <text:p>uops</text:p>
          </table:table-cell>
          <table:table-cell table:style-name="ce35" office:value-type="string" calcext:value-type="string">
            <text:p>rd_a</text:p>
          </table:table-cell>
          <table:table-cell table:style-name="ce35" office:value-type="string" calcext:value-type="string">
            <text:p>rs_v</text:p>
          </table:table-cell>
          <table:table-cell table:style-name="ce68" office:value-type="string" calcext:value-type="string">
            <text:p>rs_a</text:p>
          </table:table-cell>
          <table:table-cell table:style-name="ce68" office:value-type="string" calcext:value-type="string">
            <text:p>rs_d</text:p>
          </table:table-cell>
          <table:table-cell table:style-name="ce35" office:value-type="string" calcext:value-type="string">
            <text:p>rt_v</text:p>
          </table:table-cell>
          <table:table-cell table:style-name="ce68" office:value-type="string" calcext:value-type="string">
            <text:p>rt_a</text:p>
          </table:table-cell>
          <table:table-cell table:style-name="ce68" office:value-type="string" calcext:value-type="string">
            <text:p>rt_d</text:p>
          </table:table-cell>
          <table:table-cell table:style-name="ce68" office:value-type="string" calcext:value-type="string">
            <text:p>imm_d</text:p>
          </table:table-cell>
          <table:table-cell table:style-name="ce68" office:value-type="string" calcext:value-type="string">
            <text:p>pc_d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/>
          <table:table-cell table:number-columns-repeated="2" table:style-name="ce68" office:value-type="string" calcext:value-type="string">
            <text:p>z</text:p>
          </table:table-cell>
          <table:table-cell table:style-name="ce68" office:value-type="string" calcext:value-type="string">
            <text:p>6’b111111(not use)</text:p>
          </table:table-cell>
          <table:table-cell table:number-columns-repeated="2"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4" table:style-name="ce68" office:value-type="string" calcext:value-type="string">
            <text:p>z</text:p>
          </table:table-cell>
          <table:table-cell table:number-columns-repeated="1005"/>
          <table:table-cell table:style-name="ce70"/>
          <table:table-cell table:number-columns-repeated="5"/>
        </table:table-row>
        <table:table-row table:style-name="ro11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68" office:value-type="string" calcext:value-type="string">
            <text:p>0→pip0</text:p>
            <text:p>1→pip1</text:p>
          </table:table-cell>
          <table:table-cell table:style-name="ce68"/>
          <table:table-cell table:style-name="ce35" table:number-columns-repeated="2"/>
          <table:table-cell table:style-name="ce68" table:number-columns-repeated="2"/>
          <table:table-cell table:style-name="ce35"/>
          <table:table-cell table:style-name="ce68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3"/>
          <table:table-cell table:style-name="ce92" table:number-columns-repeated="2"/>
          <table:table-cell table:style-name="ce74" table:number-columns-repeated="2"/>
          <table:table-cell table:style-name="ce92"/>
          <table:table-cell table:style-name="ce74" table:number-columns-repeated="4"/>
          <table:table-cell table:number-columns-repeated="1005"/>
          <table:table-cell table:style-name="ce70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office:forms form:automatic-focus="false" form:apply-design-mode="false"/>
        <table:table-column table:style-name="co5" table:default-cell-style-name="ce70"/>
        <table:table-column table:style-name="co6" table:number-columns-repeated="2" table:default-cell-style-name="ce70"/>
        <table:table-column table:style-name="co11" table:default-cell-style-name="ce70"/>
        <table:table-column table:style-name="co1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15" table:default-cell-style-name="ce70"/>
        <table:table-column table:style-name="co6" table:number-columns-repeated="2" table:default-cell-style-name="ce70"/>
        <table:table-column table:style-name="co25" table:default-cell-style-name="ce70"/>
        <table:table-column table:style-name="co6" table:number-columns-repeated="14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6" table:number-columns-repeated="2" table:default-cell-style-name="ce70"/>
        <table:table-column table:style-name="co24" table:number-columns-repeated="2" table:default-cell-style-name="ce70"/>
        <table:table-column table:style-name="co6" table:number-columns-repeated="4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default-cell-style-name="ce90"/>
        <table:table-row table:style-name="ro2">
          <table:table-cell table:style-name="ce123" office:value-type="string" calcext:value-type="string">
            <text:p>SCB(GLOB)</text:p>
          </table:table-cell>
          <table:table-cell table:number-columns-repeated="1022"/>
          <table:table-cell table:style-name="ce70"/>
        </table:table-row>
        <table:table-row table:style-name="ro1">
          <table:table-cell table:style-name="ce68"/>
          <table:table-cell table:style-name="ce77" office:value-type="string" calcext:value-type="string" table:number-columns-spanned="7" table:number-rows-spanned="1">
            <text:p>Control Flow</text:p>
          </table:table-cell>
          <table:covered-table-cell table:style-name="ce77"/>
          <table:covered-table-cell table:style-name="ce81"/>
          <table:covered-table-cell table:number-columns-repeated="4" table:style-name="ce68"/>
          <table:table-cell table:style-name="ce83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68"/>
          <table:table-cell table:style-name="ce68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90" table:number-columns-repeated="6"/>
          <table:table-cell table:style-name="Default" table:number-columns-repeated="9"/>
        </table:table-row>
        <table:table-row table:style-name="ro1">
          <table:table-cell table:style-name="ce68"/>
          <table:table-cell table:style-name="ce103" office:value-type="string" calcext:value-type="string">
            <text:p>input</text:p>
          </table:table-cell>
          <table:table-cell table:style-name="ce103" office:value-type="string" calcext:value-type="string" table:number-columns-spanned="6" table:number-rows-spanned="1">
            <text:p>output</text:p>
          </table:table-cell>
          <table:covered-table-cell table:number-columns-repeated="2" table:style-name="ce82"/>
          <table:covered-table-cell table:number-columns-repeated="2" table:style-name="ce103"/>
          <table:covered-table-cell table:style-name="ce68"/>
          <table:table-cell table:style-name="ce11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84"/>
          <table:covered-table-cell table:number-columns-repeated="2" table:style-name="ce153"/>
          <table:table-cell table:style-name="ce87" office:value-type="string" calcext:value-type="string">
            <text:p>output resv</text:p>
          </table:table-cell>
          <table:table-cell table:style-name="ce84" office:value-type="string" calcext:value-type="string" table:number-columns-spanned="6" table:number-rows-spanned="1">
            <text:p>output wb</text:p>
          </table:table-cell>
          <table:covered-table-cell table:style-name="ce103"/>
          <table:covered-table-cell table:style-name="ce68"/>
          <table:covered-table-cell table:style-name="ce84"/>
          <table:covered-table-cell table:style-name="ce103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/>
          <table:table-cell table:style-name="ce105" office:value-type="string" calcext:value-type="string">
            <text:p>control block</text:p>
          </table:table-cell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105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105"/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68"/>
          <table:table-cell table:style-name="ce8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>
            <text:p>order</text:p>
          </table:table-cell>
          <table:table-cell table:style-name="ce85" office:value-type="string" calcext:value-type="string">
            <text:p>select instruction</text:p>
          </table:table-cell>
          <table:table-cell table:style-name="ce85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105"/>
          <table:table-cell table:style-name="ce85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105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6" office:value-type="string" calcext:value-type="string">
            <text:p>U-ops1</text:p>
          </table:table-cell>
          <table:table-cell table:style-name="ce86" office:value-type="string" calcext:value-type="string">
            <text:p>U-ops2</text:p>
          </table:table-cell>
          <table:table-cell table:style-name="ce86" office:value-type="string" calcext:value-type="string">
            <text:p>RD1</text:p>
          </table:table-cell>
          <table:table-cell table:style-name="ce86" office:value-type="string" calcext:value-type="string">
            <text:p>RD2</text:p>
          </table:table-cell>
          <table:table-cell table:style-name="ce86" office:value-type="string" calcext:value-type="string">
            <text:p>ODR</text:p>
          </table:table-cell>
          <table:table-cell table:style-name="ce86" office:value-type="string" calcext:value-type="string">
            <text:p>S1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 table:style-name="ce86" office:value-type="string" calcext:value-type="string">
            <text:p>RD(EX)</text:p>
          </table:table-cell>
          <table:table-cell table:style-name="ce86" office:value-type="string" calcext:value-type="string">
            <text:p>RD(UNPIP)</text:p>
          </table:table-cell>
          <table:table-cell table:style-name="ce86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6" table:style-name="ce75" office:value-type="boolean" office:boolean-value="false" calcext:value-type="boolean">
            <text:p>FALSE</text:p>
          </table:table-cell>
          <table:table-cell table:number-columns-repeated="7"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 table:style-name="ce75" office:value-type="boolean" office:boolean-value="true" calcext:value-type="boolean">
            <text:p>TRUE</text:p>
          </table:table-cell>
          <table:table-cell table:number-columns-repeated="2" table:style-name="ce7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7" table:style-name="ce68" office:value-type="float" office:value="1" calcext:value-type="float">
            <text:p>1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7]" office:value-type="float" office:value="6" calcext:value-type="float">
            <text:p>6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style-name="ce68" table:formula="of:=[.W6]" office:value-type="float" office:value="5" calcext:value-type="float">
            <text:p>5</text:p>
          </table:table-cell>
          <table:table-cell table:number-columns-repeated="3"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z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90" table:number-columns-repeated="6"/>
          <table:table-cell table:style-name="Default" table:number-columns-repeated="1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sent information to score board.</text:p>
          </table:table-cell>
          <table:covered-table-cell table:style-name="ce68"/>
          <table:table-cell table:style-name="ce68" office:value-type="string" calcext:value-type="string">
            <text:p>0x1 → RD1 is entering first.</text:p>
            <text:p>0x2 → RD2 is entering fisrt</text:p>
          </table:table-cell>
          <table:table-cell table:style-name="ce68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68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68"/>
          <table:table-cell table:style-name="ce68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68"/>
          <table:table-cell table:number-columns-repeated="986"/>
          <table:table-cell table:style-name="ce90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9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0">
          <table:table-cell table:style-name="ce90"/>
          <table:table-cell table:style-name="ce74" office:value-type="string" calcext:value-type="string">
            <text:p>inused</text:p>
          </table:table-cell>
          <table:table-cell table:style-name="ce74" office:value-type="string" calcext:value-type="string">
            <text:p>pip</text:p>
          </table:table-cell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12">
          <table:table-cell office:value-type="string" calcext:value-type="string">
            <text:p>SIZE bit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36" table:formula="of:=[.W6]" office:value-type="float" office:value="5" calcext:value-type="float">
            <text:p>5</text:p>
          </table:table-cell>
          <table:table-cell table:style-name="ce68" office:value-type="float" office:value="7" calcext:value-type="float">
            <text:p>7</text:p>
          </table:table-cell>
          <table:table-cell table:number-columns-repeated="3"/>
          <table:table-cell table:style-name="ce190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90"/>
          <table:table-cell table:style-name="Default" table:number-columns-repeated="7"/>
        </table:table-row>
        <table:table-row table:style-name="ro4">
          <table:table-cell/>
          <table:table-cell table:style-name="ce68"/>
          <table:table-cell table:style-name="ce68" office:value-type="string" calcext:value-type="string">
            <text:p>2’b01 first pip</text:p>
            <text:p>2’b10 sec pip</text:p>
          </table:table-cell>
          <table:table-cell table:style-name="ce35"/>
          <table:table-cell table:style-name="ce68"/>
          <table:table-cell table:number-columns-repeated="3"/>
          <table:table-cell table:style-name="ce190"/>
          <table:table-cell table:number-columns-repeated="1007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4" table:number-columns-repeated="2"/>
          <table:table-cell table:style-name="ce92"/>
          <table:table-cell table:style-name="ce74"/>
          <table:table-cell table:number-columns-repeated="1011"/>
          <table:table-cell table:style-name="ce90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18" table:number-columns-repeated="3"/>
          <table:table-cell table:number-columns-repeated="1021"/>
        </table:table-row>
        <table:table-row table:style-name="ro1">
          <table:table-cell table:style-name="ce137"/>
          <table:table-cell table:style-name="ce133" table:number-columns-repeated="2"/>
          <table:table-cell table:number-columns-repeated="1021"/>
        </table:table-row>
        <table:table-row table:style-name="ro1" table:number-rows-repeated="2">
          <table:table-cell table:style-name="ce118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67" office:value-type="string" calcext:value-type="string">
            <text:p>EX</text:p>
          </table:table-cell>
          <table:table-cell table:style-name="ce70" table:number-columns-repeated="6"/>
          <table:table-cell table:number-columns-repeated="4"/>
        </table:table-row>
        <table:table-row table:style-name="ro4">
          <table:table-cell table:style-name="ce68"/>
          <table:table-cell table:style-name="ce71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68"/>
          <table:table-cell table:number-columns-repeated="2"/>
          <table:table-cell table:style-name="ce70" office:value-type="string" calcext:value-type="string">
            <text:p>GLOBAL_VAR</text:p>
          </table:table-cell>
          <table:table-cell table:style-name="ce70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immediate</text:p>
          </table:table-cell>
          <table:table-cell table:style-name="ce73" office:value-type="string" calcext:value-type="string">
            <text:p>arch address</text:p>
          </table:table-cell>
          <table:table-cell table:style-name="ce73" office:value-type="string" calcext:value-type="string">
            <text:p>physical reg data</text:p>
          </table:table-cell>
          <table:table-cell table:style-name="ce32" office:value-type="string" calcext:value-type="string">
            <text:p>arch branch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IMM</text:p>
          </table:table-cell>
          <table:table-cell table:style-name="ce74" office:value-type="string" calcext:value-type="string">
            <text:p>PC</text:p>
          </table:table-cell>
          <table:table-cell table:style-name="ce74" office:value-type="string" calcext:value-type="string">
            <text:p>RD</text:p>
          </table:table-cell>
          <table:table-cell table:style-name="ce74" office:value-type="string" calcext:value-type="string">
            <text:p>BR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6" table:style-name="ce75" office:value-type="boolean" office:boolean-value="true" calcext:value-type="boolean">
            <text:p>TRUE</text:p>
          </table:table-cell>
          <table:table-cell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imm</text:p>
          </table:table-cell>
          <table:table-cell table:style-name="ce75" office:value-type="string" calcext:value-type="string">
            <text:p>DFI_PD_pc</text:p>
          </table:table-cell>
          <table:table-cell table:style-name="ce75" office:value-type="string" calcext:value-type="string">
            <text:p>DFO_PA_RD1</text:p>
          </table:table-cell>
          <table:table-cell table:style-name="ce75" office:value-type="string" calcext:value-type="string">
            <text:p>DFO_AA_BR</text:p>
          </table:table-cell>
          <table:table-cell table:number-columns-repeated="2"/>
          <table:table-cell table:style-name="ce70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K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K4]" office:value-type="float" office:value="32" calcext:value-type="float">
            <text:p>32</text:p>
          </table:table-cell>
          <table:table-cell table:style-name="ce68" table:formula="of:=[.K6]" office:value-type="float" office:value="5" calcext:value-type="float">
            <text:p>5</text:p>
          </table:table-cell>
          <table:table-cell table:style-name="ce68" table:formula="of:=[.F8]" office:value-type="float" office:value="5" calcext:value-type="float">
            <text:p>5</text:p>
          </table:table-cell>
          <table:table-cell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6" table:style-name="ce68" office:value-type="string" calcext:value-type="string">
            <text:p>z</text:p>
          </table:table-cell>
          <table:table-cell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Address of physical register only. In case there are no physical register in use, this will set to default value.</text:p>
          </table:table-cell>
          <table:table-cell table:style-name="ce68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9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MUL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ce70"/>
        <table:table-column table:style-name="co2" table:default-cell-style-name="ce70"/>
        <table:table-column table:style-name="co2" table:number-columns-repeated="2" table:default-cell-style-name="Default"/>
        <table:table-row table:style-name="ro2">
          <table:table-cell table:style-name="ce67" office:value-type="string" calcext:value-type="string">
            <text:p>MUL</text:p>
          </table:table-cell>
          <table:table-cell table:style-name="ce70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68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68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style-name="ce72" office:value-type="string" calcext:value-type="string" table:number-columns-spanned="4" table:number-rows-spanned="1">
            <text:p>input</text:p>
          </table:table-cell>
          <table:covered-table-cell table:number-columns-repeated="3" table:style-name="ce72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8"/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73"/>
          <table:table-cell table:style-name="ce73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RP</text:p>
          </table:table-cell>
          <table:table-cell table:style-name="ce74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8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rp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rt</text:p>
          </table:table-cell>
          <table:table-cell table:style-name="ce75" office:value-type="string" calcext:value-type="string">
            <text:p>DFO_PD_rp</text:p>
          </table:table-cell>
          <table:table-cell table:style-name="ce75" office:value-type="string" calcext:value-type="string">
            <text:p>DFO_PD_uops</text:p>
          </table:table-cell>
          <table:table-cell table:style-name="ce133" table:number-columns-repeated="2"/>
          <table:table-cell table:number-columns-repeated="2"/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M3]" office:value-type="float" office:value="32" calcext:value-type="float">
            <text:p>32</text:p>
          </table:table-cell>
          <table:table-cell table:style-name="ce68" table:formula="of:=[.C8] * 2" office:value-type="float" office:value="64" calcext:value-type="float">
            <text:p>64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table:formula="of:=[.D8]" office:value-type="float" office:value="64" calcext:value-type="float">
            <text:p>64</text:p>
          </table:table-cell>
          <table:table-cell table:style-name="ce68" table:formula="of:=[.E8]" office:value-type="float" office:value="6" calcext:value-type="float">
            <text:p>6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133" table:number-columns-repeated="2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133" table:number-columns-repeated="2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160" table:number-columns-repeated="6"/>
        </table:table-row>
        <table:table-row table:style-name="ro1">
          <table:table-cell table:number-columns-repeated="7"/>
          <table:table-cell table:style-name="ce188" table:number-columns-repeated="8"/>
        </table:table-row>
        <table:table-row table:style-name="ro1" table:number-rows-repeated="3">
          <table:table-cell table:number-columns-repeated="7"/>
          <table:table-cell table:style-name="ce156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3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6" table:default-cell-style-name="Default"/>
        <table:table-column table:style-name="co2" table:number-columns-repeated="3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" table:number-columns-repeated="8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row table:style-name="ro2">
          <table:table-cell table:style-name="ce67" office:value-type="string" calcext:value-type="string">
            <text:p>Div</text:p>
          </table:table-cell>
          <table:table-cell table:style-name="ce70" office:value-type="string" calcext:value-type="string">
            <text:p>state diagram reside in onenote.</text:p>
          </table:table-cell>
          <table:table-cell table:style-name="ce70" table:number-columns-repeated="10"/>
          <table:table-cell table:number-columns-repeated="9"/>
        </table:table-row>
        <table:table-row table:style-name="ro4">
          <table:table-cell table:style-name="ce68"/>
          <table:table-cell table:style-name="ce71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style-name="ce81"/>
          <table:covered-table-cell table:style-name="ce68"/>
          <table:table-cell table:number-columns-repeated="4"/>
          <table:table-cell table:style-name="ce70" office:value-type="string" calcext:value-type="string">
            <text:p>GLOBAL_VAR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68"/>
          <table:table-cell table:style-name="ce72" office:value-type="string" calcext:value-type="string" table:number-columns-spanned="3" table:number-rows-spanned="1">
            <text:p>input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output</text:p>
          </table:table-cell>
          <table:covered-table-cell table:style-name="ce72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82"/>
          <table:table-cell table:style-name="ce153" table:number-columns-repeated="2"/>
          <table:table-cell table:number-columns-repeated="2"/>
          <table:table-cell table:style-name="ce70" office:value-type="string" calcext:value-type="string">
            <text:p>DATA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68"/>
          <table:table-cell table:style-name="ce73" office:value-type="string" calcext:value-type="string" table:number-columns-spanned="2" table:number-rows-spanned="1">
            <text:p>physical reg data</text:p>
          </table:table-cell>
          <table:covered-table-cell table:style-name="ce73"/>
          <table:table-cell table:style-name="ce73" office:value-type="string" calcext:value-type="string">
            <text:p>operation</text:p>
          </table:table-cell>
          <table:table-cell table:style-name="ce73" office:value-type="string" calcext:value-type="string">
            <text:p>physical reg data</text:p>
          </table:table-cell>
          <table:table-cell table:style-name="ce73" office:value-type="string" calcext:value-type="string">
            <text:p>Overflow</text:p>
          </table:table-cell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>
            <text:p>control flow</text:p>
          </table:table-cell>
          <table:table-cell table:number-columns-repeated="2"/>
          <table:table-cell table:style-name="ce70" office:value-type="string" calcext:value-type="string">
            <text:p>DATA_ADDR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RT</text:p>
          </table:table-cell>
          <table:table-cell table:style-name="ce74" office:value-type="string" calcext:value-type="string">
            <text:p>UOPS</text:p>
          </table:table-cell>
          <table:table-cell table:style-name="ce74" office:value-type="string" calcext:value-type="string">
            <text:p>RS</text:p>
          </table:table-cell>
          <table:table-cell table:style-name="ce74" office:value-type="string" calcext:value-type="string">
            <text:p>OF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</text:p>
          </table:table-cell>
          <table:table-cell table:number-columns-repeated="2"/>
          <table:table-cell table:style-name="ce70" office:value-type="string" calcext:value-type="string">
            <text:p>REG_SIZE</text:p>
          </table:table-cell>
          <table:table-cell table:style-name="ce70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STATUS//have or not</text:p>
          </table:table-cell>
          <table:table-cell table:number-columns-repeated="5" table:style-name="ce75" office:value-type="boolean" office:boolean-value="true" calcext:value-type="boolean">
            <text:p>TRUE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" table:style-name="ce75" office:value-type="boolean" office:boolean-value="true" calcext:value-type="boolean">
            <text:p>TRUE</text:p>
          </table:table-cell>
          <table:table-cell table:style-name="ce156" table:number-columns-repeated="2"/>
          <table:table-cell table:style-name="ce70" office:value-type="string" calcext:value-type="string">
            <text:p>REG_ADDR</text:p>
          </table:table-cell>
          <table:table-cell table:style-name="ce70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s</text:p>
          </table:table-cell>
          <table:table-cell table:style-name="ce75" office:value-type="string" calcext:value-type="string">
            <text:p>DFI_PD_rt</text:p>
          </table:table-cell>
          <table:table-cell table:style-name="ce75" office:value-type="string" calcext:value-type="string">
            <text:p>DFI_PD_uops</text:p>
          </table:table-cell>
          <table:table-cell table:style-name="ce75" office:value-type="string" calcext:value-type="string">
            <text:p>DFO_PD_rs</text:p>
          </table:table-cell>
          <table:table-cell table:style-name="ce75" office:value-type="string" calcext:value-type="string">
            <text:p>DFO_PD_ofw</text:p>
          </table:table-cell>
          <table:table-cell table:style-name="ce75" office:value-type="string" calcext:value-type="string">
            <text:p>CFI_PC_stall</text:p>
          </table:table-cell>
          <table:table-cell table:style-name="ce75" office:value-type="string" calcext:value-type="string">
            <text:p>CFI_PC_clear</text:p>
          </table:table-cell>
          <table:table-cell table:style-name="ce75" office:value-type="string" calcext:value-type="string">
            <text:p>CFI_PC_ena</text:p>
          </table:table-cell>
          <table:table-cell table:style-name="ce133" table:number-columns-repeated="2"/>
          <table:table-cell table:style-name="ce70" table:number-columns-repeated="2"/>
          <table:table-cell table:style-name="ce133" table:number-columns-repeated="2"/>
          <table:table-cell table:number-columns-repeated="6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O3]" office:value-type="float" office:value="32" calcext:value-type="float">
            <text:p>32</text:p>
          </table:table-cell>
          <table:table-cell table:style-name="ce68" table:formula="of:=[.M8]" office:value-type="float" office:value="6" calcext:value-type="float">
            <text:p>6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number-columns-repeated="4" table:style-name="ce68" office:value-type="float" office:value="1" calcext:value-type="float">
            <text:p>1</text:p>
          </table:table-cell>
          <table:table-cell table:style-name="ce133" table:number-columns-repeated="2"/>
          <table:table-cell table:style-name="ce70" office:value-type="string" calcext:value-type="string">
            <text:p>U-ops_ADDR</text:p>
          </table:table-cell>
          <table:table-cell table:style-name="ce70" office:value-type="float" office:value="6" calcext:value-type="float">
            <text:p>6</text:p>
          </table:table-cell>
          <table:table-cell table:style-name="ce133" table:number-columns-repeated="2"/>
          <table:table-cell table:number-columns-repeated="6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8" table:style-name="ce68" office:value-type="string" calcext:value-type="string">
            <text:p>z</text:p>
          </table:table-cell>
          <table:table-cell table:style-name="ce133" table:number-columns-repeated="2"/>
          <table:table-cell table:style-name="ce70" office:value-type="string" calcext:value-type="string">
            <text:p>MAX_PIP_SIZE</text:p>
          </table:table-cell>
          <table:table-cell table:style-name="ce70" office:value-type="float" office:value="3" calcext:value-type="float">
            <text:p>3</text:p>
          </table:table-cell>
          <table:table-cell table:style-name="ce133" table:number-columns-repeated="2"/>
          <table:table-cell table:number-columns-repeated="6"/>
        </table:table-row>
        <table:table-row table:style-name="ro5">
          <table:table-cell table:style-name="ce68"/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input rs()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Enable/start to execute.</text:p>
          </table:table-cell>
          <table:table-cell table:style-name="ce160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188" table:number-columns-repeated="8"/>
        </table:table-row>
        <table:table-row table:style-name="ro1" table:number-rows-repeated="3">
          <table:table-cell table:number-columns-repeated="13"/>
          <table:table-cell table:style-name="ce156" table:number-columns-repeated="8"/>
        </table:table-row>
        <table:table-row table:style-name="ro1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3">
          <table:table-cell table:number-columns-repeated="21"/>
        </table:table-row>
      </table:table>
      <table:table table:name="WB_BLOCK" table:style-name="ta2">
        <table:table-column table:style-name="co5" table:default-cell-style-name="ce70"/>
        <table:table-column table:style-name="co6" table:default-cell-style-name="ce70"/>
        <table:table-column table:style-name="co31" table:default-cell-style-name="ce70"/>
        <table:table-column table:style-name="co12" table:number-columns-repeated="3" table:default-cell-style-name="ce70"/>
        <table:table-column table:style-name="co6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number-columns-repeated="6" table:default-cell-style-name="ce70"/>
        <table:table-column table:style-name="co32" table:default-cell-style-name="ce70"/>
        <table:table-column table:style-name="co19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number-columns-repeated="3" table:default-cell-style-name="ce70"/>
        <table:table-column table:style-name="co6" table:number-columns-repeated="3" table:default-cell-style-name="ce70"/>
        <table:table-column table:style-name="co36" table:default-cell-style-name="ce70"/>
        <table:table-column table:style-name="co37" table:default-cell-style-name="ce70"/>
        <table:table-column table:style-name="co6" table:default-cell-style-name="ce70"/>
        <table:table-column table:style-name="co38" table:default-cell-style-name="ce70"/>
        <table:table-column table:style-name="co39" table:default-cell-style-name="ce70"/>
        <table:table-column table:style-name="co6" table:number-columns-repeated="4" table:default-cell-style-name="ce70"/>
        <table:table-column table:style-name="co18" table:number-columns-repeated="2" table:default-cell-style-name="ce70"/>
        <table:table-column table:style-name="co6" table:number-columns-repeated="984" table:default-cell-style-name="ce70"/>
        <table:table-column table:style-name="co6" table:number-columns-repeated="3" table:default-cell-style-name="ce90"/>
        <table:table-row table:style-name="ro2">
          <table:table-cell table:style-name="ce67" office:value-type="string" calcext:value-type="string">
            <text:p>WB &amp; ROB</text:p>
          </table:table-cell>
          <table:table-cell table:number-columns-repeated="1020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1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68"/>
          <table:table-cell table:style-name="ce77" office:value-type="string" calcext:value-type="string" table:number-columns-spanned="9" table:number-rows-spanned="1">
            <text:p>Control Flow</text:p>
          </table:table-cell>
          <table:covered-table-cell table:style-name="ce81"/>
          <table:covered-table-cell table:number-columns-repeated="7" table:style-name="ce68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68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70"/>
          <table:table-cell table:number-columns-repeated="2"/>
        </table:table-row>
        <table:table-row table:style-name="ro1">
          <table:table-cell table:style-name="ce68"/>
          <table:table-cell table:style-name="ce72" office:value-type="string" calcext:value-type="string" table:number-columns-spanned="11" table:number-rows-spanned="1">
            <text:p>input</text:p>
          </table:table-cell>
          <table:covered-table-cell table:number-columns-repeated="5" table:style-name="ce72"/>
          <table:covered-table-cell table:number-columns-repeated="2" table:style-name="ce68"/>
          <table:covered-table-cell table:style-name="ce72"/>
          <table:covered-table-cell table:number-columns-repeated="2" table:style-name="ce68"/>
          <table:table-cell table:style-name="ce103" office:value-type="string" calcext:value-type="string" table:number-columns-spanned="6" table:number-rows-spanned="1">
            <text:p>input</text:p>
          </table:table-cell>
          <table:covered-table-cell table:number-columns-repeated="2" table:style-name="ce82"/>
          <table:covered-table-cell table:number-columns-repeated="3" table:style-name="ce103"/>
          <table:table-cell table:style-name="ce103" office:value-type="string" calcext:value-type="string" table:number-columns-spanned="3" table:number-rows-spanned="1">
            <text:p>output</text:p>
          </table:table-cell>
          <table:covered-table-cell table:number-columns-repeated="2" table:style-name="ce103"/>
          <table:table-cell table:style-name="ce84" office:value-type="string" calcext:value-type="string" table:number-columns-spanned="7" table:number-rows-spanned="1">
            <text:p>input</text:p>
          </table:table-cell>
          <table:covered-table-cell table:number-columns-repeated="2" table:style-name="ce87"/>
          <table:covered-table-cell table:number-columns-repeated="4" table:style-name="ce84"/>
          <table:table-cell table:style-name="ce84" office:value-type="string" calcext:value-type="string" table:number-columns-spanned="7" table:number-rows-spanned="1">
            <text:p>output</text:p>
          </table:table-cell>
          <table:covered-table-cell table:number-columns-repeated="6" table:style-name="ce84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/>
          <table:table-cell table:style-name="ce73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73"/>
          <table:table-cell table:style-name="ce73" office:value-type="string" calcext:value-type="string" table:number-columns-spanned="3" table:number-rows-spanned="1">
            <text:p>physical reg address</text:p>
          </table:table-cell>
          <table:covered-table-cell table:style-name="ce32"/>
          <table:covered-table-cell table:style-name="ce73"/>
          <table:table-cell table:style-name="ce105" office:value-type="string" calcext:value-type="string" table:number-columns-spanned="2" table:number-rows-spanned="1">
            <text:p>control block</text:p>
          </table:table-cell>
          <table:covered-table-cell table:style-name="ce82"/>
          <table:table-cell table:style-name="ce105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105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191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9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instruction initiation result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85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9" office:value-type="string" calcext:value-type="string">
            <text:p>Variable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74" office:value-type="string" calcext:value-type="string">
            <text:p>OF1</text:p>
          </table:table-cell>
          <table:table-cell table:style-name="ce74" office:value-type="string" calcext:value-type="string">
            <text:p>RD4</text:p>
          </table:table-cell>
          <table:table-cell table:style-name="ce74" office:value-type="string" calcext:value-type="string">
            <text:p>RD5</text:p>
          </table:table-cell>
          <table:table-cell table:style-name="ce74" office:value-type="string" calcext:value-type="string">
            <text:p>BRANCH</text:p>
          </table:table-cell>
          <table:table-cell table:style-name="ce74" office:value-type="string" calcext:value-type="string">
            <text:p>ADDRESS</text:p>
          </table:table-cell>
          <table:table-cell table:style-name="ce74" office:value-type="string" calcext:value-type="string">
            <text:p>RD1</text:p>
          </table:table-cell>
          <table:table-cell table:style-name="ce74" office:value-type="string" calcext:value-type="string">
            <text:p>RD2</text:p>
          </table:table-cell>
          <table:table-cell table:style-name="ce74" office:value-type="string" calcext:value-type="string">
            <text:p>RD3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ENABLE1</text:p>
          </table:table-cell>
          <table:table-cell table:style-name="ce80" office:value-type="string" calcext:value-type="string">
            <text:p>ENABLE2</text:p>
          </table:table-cell>
          <table:table-cell table:style-name="ce80" office:value-type="string" calcext:value-type="string">
            <text:p>ENABLE3</text:p>
          </table:table-cell>
          <table:table-cell table:style-name="ce80" office:value-type="string" calcext:value-type="string">
            <text:p>BOOK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EMPTY</text:p>
          </table:table-cell>
          <table:table-cell table:style-name="ce80" office:value-type="string" calcext:value-type="string">
            <text:p>THERE_ST_INSTR</text:p>
          </table:table-cell>
          <table:table-cell table:style-name="ce86" office:value-type="string" calcext:value-type="string">
            <text:p>SELECT WB1</text:p>
          </table:table-cell>
          <table:table-cell table:style-name="ce86" office:value-type="string" calcext:value-type="string">
            <text:p>SELECT WB2</text:p>
          </table:table-cell>
          <table:table-cell table:style-name="ce86" office:value-type="string" calcext:value-type="string">
            <text:p>SELECT WB3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ADDRESS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STATUS</text:p>
          </table:table-cell>
          <table:table-cell table:style-name="ce86" office:value-type="string" calcext:value-type="string">
            <text:p>ADDRESS</text:p>
          </table:table-cell>
          <table:table-cell table:style-name="ce68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3" table:style-name="ce75" office:value-type="boolean" office:boolean-value="true" calcext:value-type="boolean">
            <text:p>TRUE</text:p>
          </table:table-cell>
          <table:table-cell table:style-name="ce68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name in the code</text:p>
          </table:table-cell>
          <table:table-cell table:style-name="ce75" office:value-type="string" calcext:value-type="string">
            <text:p>DFI_PD_RD1</text:p>
          </table:table-cell>
          <table:table-cell table:style-name="ce75" office:value-type="string" calcext:value-type="string">
            <text:p>DFI_PD_RD2</text:p>
          </table:table-cell>
          <table:table-cell table:style-name="ce75" office:value-type="string" calcext:value-type="string">
            <text:p>DFI_PD_RD3</text:p>
          </table:table-cell>
          <table:table-cell table:style-name="ce75" office:value-type="string" calcext:value-type="string">
            <text:p>DFI_PD_OF1</text:p>
          </table:table-cell>
          <table:table-cell table:style-name="ce75" office:value-type="string" calcext:value-type="string">
            <text:p>DFI_PD_RD4</text:p>
          </table:table-cell>
          <table:table-cell table:style-name="ce75" office:value-type="string" calcext:value-type="string">
            <text:p>DFI_PD_RD5</text:p>
          </table:table-cell>
          <table:table-cell table:style-name="ce75" office:value-type="string" calcext:value-type="string">
            <text:p>DFI_AA_BR</text:p>
          </table:table-cell>
          <table:table-cell table:style-name="ce75" office:value-type="string" calcext:value-type="string">
            <text:p>DFI_AA_AD</text:p>
          </table:table-cell>
          <table:table-cell table:style-name="ce75" office:value-type="string" calcext:value-type="string">
            <text:p>DFI_PA_RD1</text:p>
          </table:table-cell>
          <table:table-cell table:style-name="ce75" office:value-type="string" calcext:value-type="string">
            <text:p>DFI_PA_RD2</text:p>
          </table:table-cell>
          <table:table-cell table:style-name="ce75" office:value-type="string" calcext:value-type="string">
            <text:p>DFI_PA_RD3</text:p>
          </table:table-cell>
          <table:table-cell table:style-name="ce75" table:number-columns-repeated="22"/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B8]" office:value-type="float" office:value="32" calcext:value-type="float">
            <text:p>32</text:p>
          </table:table-cell>
          <table:table-cell table:style-name="ce68" table:formula="of:=[.C8]" office:value-type="float" office:value="32" calcext:value-type="float">
            <text:p>32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D8]" office:value-type="float" office:value="32" calcext:value-type="float">
            <text:p>32</text:p>
          </table:table-cell>
          <table:table-cell table:style-name="ce68" table:formula="of:=[.F8]" office:value-type="float" office:value="32" calcext:value-type="float">
            <text:p>32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style-name="ce68" table:formula="of:=[.J8]" office:value-type="float" office:value="5" calcext:value-type="float">
            <text:p>5</text:p>
          </table:table-cell>
          <table:table-cell table:number-columns-repeated="9" table:style-name="ce68" office:value-type="float" office:value="1" calcext:value-type="float">
            <text:p>1</text:p>
          </table:table-cell>
          <table:table-cell table:number-columns-repeated="3" table:style-name="ce153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M4]" office:value-type="float" office:value="32" calcext:value-type="float">
            <text:p>32</text:p>
          </table:table-cell>
          <table:table-cell table:style-name="ce68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number-columns-repeated="16" table:style-name="ce68" office:value-type="string" calcext:value-type="string">
            <text:p>z</text:p>
          </table:table-cell>
          <table:table-cell table:style-name="ce68"/>
          <table:table-cell table:number-columns-repeated="3" table:style-name="ce68" office:value-type="string" calcext:value-type="string">
            <text:p>0x0</text:p>
          </table:table-cell>
          <table:table-cell table:number-columns-repeated="7" table:style-name="ce68" office:value-type="string" calcext:value-type="string">
            <text:p>z</text:p>
          </table:table-cell>
          <table:table-cell table:number-columns-repeated="6" table:style-name="ce68" office:value-type="string" calcext:value-type="string">
            <text:p>0x0</text:p>
          </table:table-cell>
          <table:table-cell table:style-name="ce68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70"/>
          <table:table-cell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Data from execute unit.</text:p>
          </table:table-cell>
          <table:table-cell table:style-name="ce68" office:value-type="string" calcext:value-type="string">
            <text:p>Data from multiplication</text:p>
          </table:table-cell>
          <table:table-cell table:style-name="ce68" office:value-type="string" calcext:value-type="string">
            <text:p>data from div block</text:p>
          </table:table-cell>
          <table:table-cell table:style-name="ce68" office:value-type="string" calcext:value-type="string">
            <text:p>Overflow data from div block</text:p>
          </table:table-cell>
          <table:table-cell table:style-name="ce68" table:number-columns-repeated="2"/>
          <table:table-cell table:style-name="ce68" office:value-type="string" calcext:value-type="string">
            <text:p>Branch value from execute1.</text:p>
          </table:table-cell>
          <table:table-cell table:style-name="ce68" office:value-type="string" calcext:value-type="string">
            <text:p>store address from store pipeline.</text:p>
          </table:table-cell>
          <table:table-cell table:style-name="ce68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68"/>
          <table:table-cell table:style-name="ce68" office:value-type="string" calcext:value-type="string">
            <text:p>Signal is set and then hold and continue all value in this block and give data flow output as default.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68"/>
          <table:table-cell table:style-name="ce68" office:value-type="string" calcext:value-type="string">
            <text:p>is used to book storage in reorder buffer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The signal set to 1 if rob is empty.</text:p>
          </table:table-cell>
          <table:table-cell table:style-name="ce68" office:value-type="string" calcext:value-type="string">
            <text:p>The signal set to 1 if there are STORE instruction in the rob.</text:p>
          </table:table-cell>
          <table:table-cell table:style-name="ce68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68"/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Return new booked physical address.</text:p>
          </table:table-cell>
          <table:table-cell table:style-name="ce68" office:value-type="string" calcext:value-type="string">
            <text:p>Return architectural register data that rob is commited.</text:p>
          </table:table-cell>
          <table:table-cell table:style-name="ce68" office:value-type="string" calcext:value-type="string">
            <text:p>Return architectural register address that rob is commited.</text:p>
          </table:table-cell>
          <table:table-cell table:style-name="ce68" office:value-type="string" calcext:value-type="string">
            <text:p>Return physical register address that rob is used.</text:p>
          </table:table-cell>
          <table:table-cell table:style-name="ce68" office:value-type="string" calcext:value-type="string">
            <text:p>This signal represent status of prediction of committing line.</text:p>
          </table:table-cell>
          <table:table-cell table:style-name="ce68" office:value-type="string" calcext:value-type="string">
            <text:p>Return address that control unit must jump when miss_prediction.</text:p>
          </table:table-cell>
          <table:table-cell table:style-name="ce68"/>
          <table:table-cell table:number-columns-repeated="986"/>
          <table:table-cell table:style-name="ce70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9">
          <table:table-cell table:style-name="ce91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90"/>
          <table:table-cell table:style-name="ce74" office:value-type="string" calcext:value-type="string">
            <text:p>physical reg address(RD)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U-ops</text:p>
          </table:table-cell>
          <table:table-cell table:style-name="ce74" office:value-type="string" calcext:value-type="string">
            <text:p>architectural reg address(RD)</text:p>
          </table:table-cell>
          <table:table-cell table:style-name="ce74" office:value-type="string" calcext:value-type="string">
            <text:p>architectural reg data(RD)</text:p>
          </table:table-cell>
          <table:table-cell table:style-name="ce74" office:value-type="string" calcext:value-type="string">
            <text:p>store/branch address</text:p>
          </table:table-cell>
          <table:table-cell table:style-name="ce74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90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35" table:formula="of:=[.AM6]" office:value-type="float" office:value="5" calcext:value-type="float">
            <text:p>5</text:p>
          </table:table-cell>
          <table:table-cell table:style-name="ce68" office:value-type="float" office:value="3" calcext:value-type="float">
            <text:p>3</text:p>
          </table:table-cell>
          <table:table-cell table:style-name="ce68" table:formula="of:=[.Z8]" office:value-type="float" office:value="6" calcext:value-type="float">
            <text:p>6</text:p>
          </table:table-cell>
          <table:table-cell table:style-name="ce68" table:formula="of:=[.AM6]" office:value-type="float" office:value="5" calcext:value-type="float">
            <text:p>5</text:p>
          </table:table-cell>
          <table:table-cell table:style-name="ce68" table:formula="of:=[.AM3]" office:value-type="float" office:value="32" calcext:value-type="float">
            <text:p>32</text:p>
          </table:table-cell>
          <table:table-cell table:style-name="ce35" table:formula="of:=[.AM4]" office:value-type="float" office:value="32" calcext:value-type="float">
            <text:p>32</text:p>
          </table:table-cell>
          <table:table-cell table:style-name="ce68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90" table:number-columns-repeated="4"/>
          <table:table-cell table:style-name="Default" table:number-columns-repeated="3"/>
        </table:table-row>
        <table:table-row table:style-name="ro13">
          <table:table-cell/>
          <table:table-cell table:style-name="ce136" office:value-type="string" calcext:value-type="string">
            <text:p>fixed address</text:p>
          </table:table-cell>
          <table:table-cell table:style-name="ce68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68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2" office:value-type="string" calcext:value-type="string">
            <text:p>0x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0x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0x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0x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0x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0x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0x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0x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0x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0x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0x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0x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0x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0x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0x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0x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0x10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0x11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0x12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0x13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0x14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0x15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0x16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0x17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0x18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0x19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0x1A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0x1B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0x1C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0x1D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0x1E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0x1F</text:p>
          </table:table-cell>
          <table:table-cell table:style-name="ce74" table:number-columns-repeated="4"/>
          <table:table-cell table:style-name="ce92"/>
          <table:table-cell table:style-name="ce74"/>
          <table:table-cell table:number-columns-repeated="1009"/>
          <table:table-cell table:style-name="ce90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74" office:value-type="string" calcext:value-type="string">
            <text:p>start_index</text:p>
          </table:table-cell>
          <table:table-cell table:style-name="ce74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1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121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70"/>
        <table:table-column table:style-name="co6" table:default-cell-style-name="ce70"/>
        <table:table-column table:style-name="co40" table:default-cell-style-name="ce70"/>
        <table:table-column table:style-name="co41" table:default-cell-style-name="ce70"/>
        <table:table-column table:style-name="co42" table:default-cell-style-name="ce70"/>
        <table:table-column table:style-name="co43" table:number-columns-repeated="3" table:default-cell-style-name="ce70"/>
        <table:table-column table:style-name="co6" table:number-columns-repeated="7" table:default-cell-style-name="ce70"/>
        <table:table-column table:style-name="co44" table:number-columns-repeated="2" table:default-cell-style-name="ce70"/>
        <table:table-column table:style-name="co4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6" table:default-cell-style-name="ce90"/>
        <table:table-column table:style-name="co2" table:number-columns-repeated="14" table:default-cell-style-name="ce90"/>
        <table:table-row table:style-name="ro2">
          <table:table-cell table:style-name="ce123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68"/>
          <table:table-cell table:style-name="ce77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77"/>
          <table:table-cell table:style-name="ce83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83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68"/>
          <table:table-cell table:style-name="ce103" office:value-type="string" calcext:value-type="string" table:number-columns-spanned="3" table:number-rows-spanned="1">
            <text:p>input</text:p>
          </table:table-cell>
          <table:covered-table-cell table:number-columns-repeated="2" table:style-name="ce103"/>
          <table:table-cell table:style-name="ce11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116"/>
          <table:table-cell table:style-name="ce11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87"/>
          <table:table-cell table:style-name="ce116" office:value-type="string" calcext:value-type="string" table:number-columns-spanned="7" table:number-rows-spanned="1">
            <text:p>output</text:p>
          </table:table-cell>
          <table:covered-table-cell table:number-columns-repeated="5" table:style-name="ce84"/>
          <table:covered-table-cell table:style-name="ce68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/>
          <table:table-cell table:style-name="ce105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105"/>
          <table:table-cell table:style-name="ce88" office:value-type="string" calcext:value-type="string">
            <text:p>architectural data</text:p>
          </table:table-cell>
          <table:table-cell table:style-name="ce88" office:value-type="string" calcext:value-type="string">
            <text:p>architectural address</text:p>
          </table:table-cell>
          <table:table-cell table:style-name="ce88" office:value-type="string" calcext:value-type="string">
            <text:p>physical address</text:p>
          </table:table-cell>
          <table:table-cell table:style-name="ce88" office:value-type="string" calcext:value-type="string">
            <text:p>physical reg address</text:p>
          </table:table-cell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125" office:value-type="string" calcext:value-type="string" table:number-columns-spanned="2" table:number-rows-spanned="1">
            <text:p>physical reg address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4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LINK</text:p>
          </table:table-cell>
          <table:table-cell table:style-name="ce80" office:value-type="string" calcext:value-type="string">
            <text:p>ENABLE_RE_ROUTE</text:p>
          </table:table-cell>
          <table:table-cell table:style-name="ce38" office:value-type="string" calcext:value-type="string">
            <text:p>DATA</text:p>
          </table:table-cell>
          <table:table-cell table:style-name="ce38" office:value-type="string" calcext:value-type="string">
            <text:p>ARF_ADDRESS</text:p>
          </table:table-cell>
          <table:table-cell table:style-name="ce38" office:value-type="string" calcext:value-type="string">
            <text:p>PHY_ADDRESS</text:p>
          </table:table-cell>
          <table:table-cell table:style-name="ce86" office:value-type="string" calcext:value-type="string">
            <text:p>RD(MOD)</text:p>
          </table:table-cell>
          <table:table-cell table:style-name="ce124" office:value-type="string" calcext:value-type="string">
            <text:p>RD(MOD)</text:p>
          </table:table-cell>
          <table:table-cell table:style-name="ce86" office:value-type="string" calcext:value-type="string">
            <text:p>RS(READ)</text:p>
          </table:table-cell>
          <table:table-cell table:style-name="ce86" office:value-type="string" calcext:value-type="string">
            <text:p>RT(READ)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number-columns-repeated="3" table:style-name="ce75" office:value-type="boolean" office:boolean-value="true" calcext:value-type="boolean">
            <text:p>TRUE</text:p>
          </table:table-cell>
          <table:table-cell table:number-columns-repeated="3" table:style-name="ce30" office:value-type="boolean" office:boolean-value="true" calcext:value-type="boolean">
            <text:p>TRUE</text:p>
          </table:table-cell>
          <table:table-cell table:style-name="ce75" office:value-type="boolean" office:boolean-value="true" calcext:value-type="boolean">
            <text:p>TRUE</text:p>
          </table:table-cell>
          <table:table-cell table:style-name="ce30" office:value-type="boolean" office:boolean-value="true" calcext:value-type="boolean">
            <text:p>TRUE</text:p>
          </table:table-cell>
          <table:table-cell table:number-columns-repeated="9" table:style-name="ce7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35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U6]" office:value-type="float" office:value="5" calcext:value-type="float">
            <text:p>5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153" table:formula="of:=[.H7]" office:value-type="float" office:value="5" calcext:value-type="float">
            <text:p>5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35" table:formula="of:=[.U6]" office:value-type="float" office:value="5" calcext:value-type="float">
            <text:p>5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3" table:style-name="ce68" office:value-type="string" calcext:value-type="string">
            <text:p>z</text:p>
          </table:table-cell>
          <table:table-cell table:number-columns-repeated="3" table:style-name="ce35" office:value-type="string" calcext:value-type="string">
            <text:p>z</text:p>
          </table:table-cell>
          <table:table-cell table:style-name="ce68" office:value-type="string" calcext:value-type="string">
            <text:p>z</text:p>
          </table:table-cell>
          <table:table-cell table:style-name="ce35" office:value-type="string" calcext:value-type="string">
            <text:p>z</text:p>
          </table:table-cell>
          <table:table-cell table:number-columns-repeated="2" table:style-name="ce68" office:value-type="string" calcext:value-type="string">
            <text:p>z</text:p>
          </table:table-cell>
          <table:table-cell table:number-columns-repeated="7" table:style-name="ce68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physical register address mapping. This maybe use in case miss_prediction</text:p>
          </table:table-cell>
          <table:table-cell table:style-name="ce68" office:value-type="string" calcext:value-type="string">
            <text:p>Set 1 to enable reroute physical register mapping(RD)</text:p>
          </table:table-cell>
          <table:table-cell table:style-name="ce136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136"/>
          <table:table-cell table:style-name="ce68" office:value-type="string" calcext:value-type="string">
            <text:p>input of physical register address that booked in reorder buffer.</text:p>
          </table:table-cell>
          <table:table-cell table:style-name="ce136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68"/>
          <table:table-cell table:style-name="ce68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68"/>
          <table:table-cell table:style-name="ce68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68"/>
          <table:table-cell table:style-name="ce68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4">
          <table:table-cell table:style-name="ce130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68" office:value-type="string" calcext:value-type="string">
            <text:p>architectural id</text:p>
          </table:table-cell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data</text:p>
          </table:table-cell>
          <table:table-cell table:style-name="ce68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U3]" office:value-type="float" office:value="32" calcext:value-type="float">
            <text:p>32</text:p>
          </table:table-cell>
          <table:table-cell table:style-name="ce68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DESCRIBE</text:p>
          </table:table-cell>
          <table:table-cell table:style-name="ce68"/>
          <table:table-cell table:style-name="ce68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68" office:value-type="string" calcext:value-type="string">
            <text:p>data file</text:p>
          </table:table-cell>
          <table:table-cell table:style-name="ce68" office:value-type="string" calcext:value-type="string">
            <text:p>mapping to rob.</text:p>
          </table:table-cell>
          <table:table-cell table:style-name="ce118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0x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0x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0x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0x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0x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0x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0x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0x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0x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0x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0x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0x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0x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0x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0x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0x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0x10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1" office:value-type="string" calcext:value-type="string">
            <text:p>0x11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31" office:value-type="string" calcext:value-type="string">
            <text:p>0x12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0x13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1" office:value-type="string" calcext:value-type="string">
            <text:p>0x14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1" office:value-type="string" calcext:value-type="string">
            <text:p>0x15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1" office:value-type="string" calcext:value-type="string">
            <text:p>0x16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0x17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0x18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1" office:value-type="string" calcext:value-type="string">
            <text:p>0x19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31" office:value-type="string" calcext:value-type="string">
            <text:p>0x1A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1" office:value-type="string" calcext:value-type="string">
            <text:p>0x1B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31" office:value-type="string" calcext:value-type="string">
            <text:p>0x1C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1" office:value-type="string" calcext:value-type="string">
            <text:p>0x1D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31" office:value-type="string" calcext:value-type="string">
            <text:p>0x1E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1" office:value-type="string" calcext:value-type="string">
            <text:p>0x1F</text:p>
          </table:table-cell>
          <table:table-cell table:style-name="ce80" table:number-columns-repeated="3"/>
          <table:table-cell table:style-name="ce133"/>
          <table:table-cell table:style-name="ce134"/>
          <table:table-cell table:style-name="ce133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0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0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118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70"/>
        <table:table-column table:style-name="co6" table:number-columns-repeated="6" table:default-cell-style-name="ce70"/>
        <table:table-column table:style-name="co11" table:default-cell-style-name="ce70"/>
        <table:table-column table:style-name="co12" table:number-columns-repeated="2" table:default-cell-style-name="ce70"/>
        <table:table-column table:style-name="co11" table:default-cell-style-name="ce70"/>
        <table:table-column table:style-name="co6" table:default-cell-style-name="ce70"/>
        <table:table-column table:style-name="co14" table:default-cell-style-name="ce70"/>
        <table:table-column table:style-name="co6" table:default-cell-style-name="ce70"/>
        <table:table-column table:style-name="co46" table:default-cell-style-name="ce70"/>
        <table:table-column table:style-name="co47" table:default-cell-style-name="ce70"/>
        <table:table-column table:style-name="co48" table:default-cell-style-name="ce70"/>
        <table:table-column table:style-name="co6" table:number-columns-repeated="3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50" table:default-cell-style-name="ce70"/>
        <table:table-column table:style-name="co48" table:default-cell-style-name="ce70"/>
        <table:table-column table:style-name="co6" table:default-cell-style-name="ce70"/>
        <table:table-column table:style-name="co51" table:default-cell-style-name="ce70"/>
        <table:table-column table:style-name="co23" table:default-cell-style-name="ce70"/>
        <table:table-column table:style-name="co52" table:default-cell-style-name="ce70"/>
        <table:table-column table:style-name="co6" table:number-columns-repeated="3" table:default-cell-style-name="ce70"/>
        <table:table-column table:style-name="co15" table:default-cell-style-name="ce70"/>
        <table:table-column table:style-name="co6" table:default-cell-style-name="ce70"/>
        <table:table-column table:style-name="co18" table:default-cell-style-name="ce70"/>
        <table:table-column table:style-name="co6" table:number-columns-repeated="984" table:default-cell-style-name="ce70"/>
        <table:table-column table:style-name="co6" table:number-columns-repeated="5" table:default-cell-style-name="ce115"/>
        <table:table-row table:style-name="ro2">
          <table:table-cell table:style-name="ce159" office:value-type="string" calcext:value-type="string">
            <text:p>REGISTER MANAGER</text:p>
          </table:table-cell>
          <table:table-cell table:number-columns-repeated="1018"/>
          <table:table-cell table:style-name="ce70" table:number-columns-repeated="3"/>
          <table:table-cell table:number-columns-repeated="2"/>
        </table:table-row>
        <table:table-row table:style-name="ro1">
          <table:table-cell table:style-name="ce68"/>
          <table:table-cell table:style-name="ce77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81"/>
          <table:covered-table-cell table:number-columns-repeated="3" table:style-name="ce68"/>
          <table:table-cell table:style-name="ce83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83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/>
          <table:table-cell table:style-name="ce103" office:value-type="string" calcext:value-type="string" table:number-columns-spanned="4" table:number-rows-spanned="1">
            <text:p>input</text:p>
          </table:table-cell>
          <table:covered-table-cell table:number-columns-repeated="3" table:style-name="ce82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table-cell table:style-name="ce11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84"/>
          <table:covered-table-cell table:style-name="ce68"/>
          <table:table-cell table:style-name="ce84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68"/>
          <table:table-cell table:style-name="ce84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116"/>
          <table:table-cell table:style-name="ce84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68"/>
          <table:table-cell table:style-name="ce84" office:value-type="string" calcext:value-type="string" table:number-columns-spanned="2" table:number-rows-spanned="1">
            <text:p>output (rsv updating)</text:p>
          </table:table-cell>
          <table:covered-table-cell table:style-name="ce87"/>
          <table:table-cell table:style-name="ce133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6">
          <table:table-cell table:style-name="ce68"/>
          <table:table-cell table:style-name="ce105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82"/>
          <table:covered-table-cell table:style-name="ce105"/>
          <table:covered-table-cell table:style-name="Default"/>
          <table:table-cell table:style-name="ce105" office:value-type="string" calcext:value-type="string">
            <text:p>control flow</text:p>
          </table:table-cell>
          <table:table-cell table:style-name="ce85" office:value-type="string" calcext:value-type="string" table:number-columns-spanned="2" table:number-rows-spanned="1">
            <text:p>physical ops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Architectur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>
            <text:p>architectural data</text:p>
          </table:table-cell>
          <table:table-cell table:style-name="ce85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85"/>
          <table:table-cell table:style-name="ce85" office:value-type="string" calcext:value-type="string" table:number-columns-spanned="2" table:number-rows-spanned="1">
            <text:p>physical reg data</text:p>
          </table:table-cell>
          <table:covered-table-cell table:style-name="ce85"/>
          <table:table-cell table:style-name="ce85" office:value-type="string" calcext:value-type="string" table:number-columns-spanned="3" table:number-rows-spanned="1">
            <text:p>physical reg address</text:p>
          </table:table-cell>
          <table:covered-table-cell table:style-name="ce117"/>
          <table:covered-table-cell table:style-name="ce85"/>
          <table:table-cell table:style-name="ce85" office:value-type="string" calcext:value-type="string" table:number-columns-spanned="2" table:number-rows-spanned="1">
            <text:p>physical reg validation</text:p>
          </table:table-cell>
          <table:covered-table-cell table:style-name="ce85"/>
          <table:table-cell table:style-name="ce85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85"/>
          <table:table-cell table:style-name="ce85" office:value-type="string" calcext:value-type="string">
            <text:p>physical reg data</text:p>
          </table:table-cell>
          <table:table-cell table:style-name="ce85" office:value-type="string" calcext:value-type="string">
            <text:p>physical reg address</text:p>
          </table:table-cell>
          <table:table-cell table:style-name="ce133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STA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CLEAR_MP</text:p>
          </table:table-cell>
          <table:table-cell table:style-name="ce80" office:value-type="string" calcext:value-type="string">
            <text:p>ROB_FULL</text:p>
          </table:table-cell>
          <table:table-cell table:style-name="ce80" office:value-type="string" calcext:value-type="string">
            <text:p>DEC_FAULT</text:p>
          </table:table-cell>
          <table:table-cell table:style-name="ce80" office:value-type="string" calcext:value-type="string">
            <text:p>BOOKING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PHY_ADDRESS</text:p>
          </table:table-cell>
          <table:table-cell table:style-name="ce86" office:value-type="string" calcext:value-type="string">
            <text:p>ARF_ADDRESS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D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RS</text:p>
          </table:table-cell>
          <table:table-cell table:style-name="ce86" office:value-type="string" calcext:value-type="string">
            <text:p>RT</text:p>
          </table:table-cell>
          <table:table-cell table:style-name="ce86" office:value-type="string" calcext:value-type="string">
            <text:p>PI-ops</text:p>
          </table:table-cell>
          <table:table-cell table:style-name="ce86" office:value-type="string" calcext:value-type="string">
            <text:p>U-ops</text:p>
          </table:table-cell>
          <table:table-cell table:style-name="ce86" office:value-type="string" calcext:value-type="string">
            <text:p>SPEC</text:p>
          </table:table-cell>
          <table:table-cell table:style-name="ce86" office:value-type="string" calcext:value-type="string">
            <text:p>ARF_ADDRESS</text:p>
          </table:table-cell>
          <table:table-cell table:number-columns-repeated="2" table:style-name="ce86" office:value-type="string" calcext:value-type="string">
            <text:p>R1</text:p>
          </table:table-cell>
          <table:table-cell table:style-name="ce133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TATUS//have or not</text:p>
          </table:table-cell>
          <table:table-cell table:style-name="ce75" office:value-type="boolean" office:boolean-value="false" calcext:value-type="boolean">
            <text:p>FALSE</text:p>
          </table:table-cell>
          <table:table-cell table:number-columns-repeated="27" table:style-name="ce75" office:value-type="boolean" office:boolean-value="true" calcext:value-type="boolean">
            <text:p>TRUE</text:p>
          </table:table-cell>
          <table:table-cell table:style-name="ce160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style-name="ce68" office:value-type="string" calcext:value-type="string">
            <text:p>-</text:p>
          </table:table-cell>
          <table:table-cell table:number-columns-repeated="5" table:style-name="ce68" office:value-type="float" office:value="1" calcext:value-type="float">
            <text:p>1</text:p>
          </table:table-cell>
          <table:table-cell table:style-name="ce68" table:formula="of:=[.AG8]" office:value-type="float" office:value="3" calcext:value-type="float">
            <text:p>3</text:p>
          </table:table-cell>
          <table:table-cell table:style-name="ce68" table:formula="of:=[.AG7]" office:value-type="float" office:value="6" calcext:value-type="float">
            <text:p>6</text:p>
          </table:table-cell>
          <table:table-cell table:style-name="ce68" office:value-type="float" office:value="5" calcext:value-type="float">
            <text:p>5</text:p>
          </table:table-cell>
          <table:table-cell table:style-name="ce136" table:formula="of:=[.J7]" office:value-type="float" office:value="5" calcext:value-type="float">
            <text:p>5</text:p>
          </table:table-cell>
          <table:table-cell table:style-name="ce68" table:formula="of:=[.J7]" office:value-type="float" office:value="5" calcext:value-type="float">
            <text:p>5</text:p>
          </table:table-cell>
          <table:table-cell table:style-name="ce68" table:formula="of:=[.AY4]" office:value-type="float" office:value="0" calcext:value-type="float">
            <text:p>0</text:p>
          </table:table-cell>
          <table:table-cell table:style-name="ce68" table:formula="of:=[.W3]" office:value-type="float" office:value="0" calcext:value-type="float">
            <text:p>0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68" table:formula="of:=[.W6]" office:value-type="float" office:value="1" calcext:value-type="float">
            <text:p>1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style-name="ce68" table:formula="of:=[.AG3]" office:value-type="float" office:value="32" calcext:value-type="float">
            <text:p>32</text:p>
          </table:table-cell>
          <table:table-cell table:style-name="ce68" table:formula="of:=[.AG6]" office:value-type="float" office:value="5" calcext:value-type="float">
            <text:p>5</text:p>
          </table:table-cell>
          <table:table-cell table:style-name="ce82" table:formula="of:=[.AG3]" office:value-type="float" office:value="32" calcext:value-type="float">
            <text:p>32</text:p>
          </table:table-cell>
          <table:table-cell table:style-name="ce82" table:formula="of:=[.AG6]" office:value-type="float" office:value="5" calcext:value-type="float">
            <text:p>5</text:p>
          </table:table-cell>
          <table:table-cell table:style-name="ce133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68" office:value-type="string" calcext:value-type="string">
            <text:p>DEFAULT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z</text:p>
          </table:table-cell>
          <table:table-cell table:number-columns-repeated="26" table:style-name="ce68" office:value-type="string" calcext:value-type="string">
            <text:p>0x0</text:p>
          </table:table-cell>
          <table:table-cell table:style-name="ce133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-</text:p>
          </table:table-cell>
          <table:table-cell table:style-name="ce68" office:value-type="string" calcext:value-type="string">
            <text:p>clear all value in the block and set data flow output as default.</text:p>
          </table:table-cell>
          <table:table-cell table:style-name="ce68" office:value-type="string" calcext:value-type="string">
            <text:p>clear only arf linkage.</text:p>
          </table:table-cell>
          <table:table-cell table:style-name="ce68" office:value-type="string" calcext:value-type="string">
            <text:p>The signal set to 1 if rob is full.</text:p>
          </table:table-cell>
          <table:table-cell table:style-name="ce68" office:value-type="string" calcext:value-type="string">
            <text:p>Set signal to Core control flow that decoder isn’t ready to provide micro-code. Set have been flag if not ready</text:p>
          </table:table-cell>
          <table:table-cell table:style-name="ce68" office:value-type="string" calcext:value-type="string">
            <text:p>request book for storage in reorder buffer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executive pipline.</text:p>
          </table:table-cell>
          <table:table-cell table:style-name="ce68" office:value-type="string" calcext:value-type="string">
            <text:p>use for request booking from control unit.</text:p>
          </table:table-cell>
          <table:table-cell table:style-name="ce68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68"/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Receive architectural register data that rob is commited.</text:p>
          </table:table-cell>
          <table:table-cell table:style-name="ce68" office:value-type="string" calcext:value-type="string">
            <text:p>Receive architectural register address that rob is commited.</text:p>
          </table:table-cell>
          <table:table-cell table:style-name="ce68" office:value-type="string" calcext:value-type="string">
            <text:p>Receive physical register address that rob is used.</text:p>
          </table:table-cell>
          <table:table-cell table:style-name="ce68" office:value-type="string" calcext:value-type="string" table:number-columns-spanned="2" table:number-rows-spanned="1">
            <text:p>output of data in architectural files.</text:p>
          </table:table-cell>
          <table:covered-table-cell table:style-name="ce68"/>
          <table:table-cell table:style-name="ce68" office:value-type="string" calcext:value-type="string">
            <text:p>book address from reorder buffer</text:p>
          </table:table-cell>
          <table:table-cell table:style-name="ce68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68"/>
          <table:table-cell table:style-name="ce68" office:value-type="string" calcext:value-type="string">
            <text:p>if this value == 1, physical reg data(RS) is ready to use.</text:p>
          </table:table-cell>
          <table:table-cell table:style-name="ce68" office:value-type="string" calcext:value-type="string">
            <text:p>if this value == 1, physical reg data(RT) is ready to use.</text:p>
          </table:table-cell>
          <table:table-cell table:style-name="ce68" office:value-type="string" calcext:value-type="string">
            <text:p>Represent instruction type.</text:p>
          </table:table-cell>
          <table:table-cell table:style-name="ce68" office:value-type="string" calcext:value-type="string">
            <text:p>Exclusive operation for each reservation piplines.</text:p>
          </table:table-cell>
          <table:table-cell table:style-name="ce68" office:value-type="string" calcext:value-type="string">
            <text:p>Use for forwarding SPEC <text:s/>to ROB.</text:p>
          </table:table-cell>
          <table:table-cell table:style-name="ce68" office:value-type="string" calcext:value-type="string">
            <text:p>Use for forwarding ARF_ADDRESS to ROB.</text:p>
          </table:table-cell>
          <table:table-cell table:style-name="ce68" office:value-type="string" calcext:value-type="string">
            <text:p>Output data to update reservation station.</text:p>
          </table:table-cell>
          <table:table-cell table:style-name="ce68" office:value-type="string" calcext:value-type="string">
            <text:p>Output physical register address to update reservation station.</text:p>
          </table:table-cell>
          <table:table-cell table:style-name="ce133" table:number-columns-repeated="2"/>
          <table:table-cell table:number-columns-repeated="985"/>
          <table:table-cell table:style-name="ce115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7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115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70"/>
        <table:table-column table:style-name="co53" table:default-cell-style-name="ce70"/>
        <table:table-column table:style-name="co54" table:default-cell-style-name="ce70"/>
        <table:table-column table:style-name="co6" table:number-columns-repeated="5" table:default-cell-style-name="ce70"/>
        <table:table-column table:style-name="co49" table:default-cell-style-name="ce70"/>
        <table:table-column table:style-name="co6" table:number-columns-repeated="2" table:default-cell-style-name="ce70"/>
        <table:table-column table:style-name="co7" table:default-cell-style-name="ce70"/>
        <table:table-column table:style-name="co6" table:number-columns-repeated="1012" table:default-cell-style-name="ce70"/>
        <table:table-row table:style-name="ro2">
          <table:table-cell table:style-name="ce123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68"/>
          <table:table-cell table:style-name="ce77" office:value-type="string" calcext:value-type="string" table:number-columns-spanned="4" table:number-rows-spanned="1">
            <text:p>Control Flow</text:p>
          </table:table-cell>
          <table:covered-table-cell table:style-name="ce81"/>
          <table:covered-table-cell table:number-columns-repeated="2" table:style-name="ce68"/>
          <table:table-cell table:style-name="ce133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8" office:value-type="string" calcext:value-type="string">
            <text:p>direction</text:p>
          </table:table-cell>
          <table:table-cell table:style-name="ce103" office:value-type="string" calcext:value-type="string" table:number-columns-spanned="2" table:number-rows-spanned="1">
            <text:p>input</text:p>
          </table:table-cell>
          <table:covered-table-cell table:style-name="ce81"/>
          <table:table-cell table:style-name="ce103" office:value-type="string" calcext:value-type="string" table:number-columns-spanned="2" table:number-rows-spanned="1">
            <text:p>output</text:p>
          </table:table-cell>
          <table:covered-table-cell table:style-name="ce68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8">
          <table:table-cell table:style-name="ce90" office:value-type="string" calcext:value-type="string">
            <text:p>block</text:p>
          </table:table-cell>
          <table:table-cell table:style-name="ce161" office:value-type="string" calcext:value-type="string">
            <text:p>*_unstable blocks</text:p>
          </table:table-cell>
          <table:table-cell table:style-name="ce80" office:value-type="string" calcext:value-type="string">
            <text:p>*_limit capacity blocks</text:p>
          </table:table-cell>
          <table:table-cell table:style-name="ce80" office:value-type="string" calcext:value-type="string" table:number-columns-spanned="2" table:number-rows-spanned="1">
            <text:p>*_blocks</text:p>
          </table:table-cell>
          <table:covered-table-cell table:style-name="ce80"/>
          <table:covered-table-cell table:style-name="ce133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69" office:value-type="string" calcext:value-type="string">
            <text:p>Variable</text:p>
          </table:table-cell>
          <table:table-cell table:style-name="ce80" office:value-type="string" calcext:value-type="string">
            <text:p>BUSY</text:p>
          </table:table-cell>
          <table:table-cell table:style-name="ce80" office:value-type="string" calcext:value-type="string">
            <text:p>FULL</text:p>
          </table:table-cell>
          <table:table-cell table:style-name="ce80" office:value-type="string" calcext:value-type="string">
            <text:p>CLEAR</text:p>
          </table:table-cell>
          <table:table-cell table:style-name="ce80" office:value-type="string" calcext:value-type="string">
            <text:p>STALL</text:p>
          </table:table-cell>
          <table:covered-table-cell table:style-name="ce118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SIZE bit</text:p>
          </table:table-cell>
          <table:table-cell table:number-columns-repeated="3" table:style-name="ce68" office:value-type="float" office:value="1" calcext:value-type="float">
            <text:p>1</text:p>
          </table:table-cell>
          <table:table-cell table:style-name="ce68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68" office:value-type="string" calcext:value-type="string">
            <text:p>DEFAULT</text:p>
          </table:table-cell>
          <table:table-cell table:number-columns-repeated="4" table:style-name="ce68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68" office:value-type="string" calcext:value-type="string">
            <text:p>DESCRIBE</text:p>
          </table:table-cell>
          <table:table-cell table:style-name="ce68" office:value-type="string" calcext:value-type="string">
            <text:p>the block is busy from doing something</text:p>
          </table:table-cell>
          <table:table-cell table:style-name="ce68" office:value-type="string" calcext:value-type="string">
            <text:p>capacity is full</text:p>
          </table:table-cell>
          <table:table-cell table:style-name="ce68" office:value-type="string" calcext:value-type="string">
            <text:p>clear all value in distination block</text:p>
          </table:table-cell>
          <table:table-cell table:style-name="ce68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2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14:34:35.361891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1-02T21:38:24.106233386</dc:date>
    <meta:editing-duration>P1DT8H1M27S</meta:editing-duration>
    <meta:editing-cycles>50</meta:editing-cycles>
    <meta:generator>LibreOffice/6.4.7.2$Linux_X86_64 LibreOffice_project/40$Build-2</meta:generator>
    <meta:document-statistic meta:table-count="12" meta:cell-count="2337" meta:object-count="0"/>
  </office:meta>
</office:document-meta>
</file>